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Wingdings1" svg:font-family="Wingding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60.01pt"/>
    </style:style>
    <style:style style:name="co7" style:family="table-column">
      <style:table-column-properties fo:break-before="auto" style:column-width="47.99pt"/>
    </style:style>
    <style:style style:name="co16" style:family="table-column">
      <style:table-column-properties fo:break-before="auto" style:column-width="105pt"/>
    </style:style>
    <style:style style:name="co17" style:family="table-column">
      <style:table-column-properties fo:break-before="auto" style:column-width="207.61pt"/>
    </style:style>
    <style:style style:name="co18" style:family="table-column">
      <style:table-column-properties fo:break-before="auto" style:column-width="101.99pt"/>
    </style:style>
    <style:style style:name="co19" style:family="table-column">
      <style:table-column-properties fo:break-before="auto" style:column-width="74.1pt"/>
    </style:style>
    <style:style style:name="co20" style:family="table-column">
      <style:table-column-properties fo:break-before="auto" style:column-width="26.11pt"/>
    </style:style>
    <style:style style:name="co2" style:family="table-column">
      <style:table-column-properties fo:break-before="auto" style:column-width="123pt"/>
    </style:style>
    <style:style style:name="co21" style:family="table-column">
      <style:table-column-properties fo:break-before="auto" style:column-width="273.6pt"/>
    </style:style>
    <style:style style:name="co10" style:family="table-column">
      <style:table-column-properties fo:break-before="auto" style:column-width="63.61pt"/>
    </style:style>
    <style:style style:name="co22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77.1pt"/>
    </style:style>
    <style:style style:name="co23" style:family="table-column">
      <style:table-column-properties fo:break-before="auto" style:column-width="155.11pt"/>
    </style:style>
    <style:style style:name="co24" style:family="table-column">
      <style:table-column-properties fo:break-before="auto" style:column-width="250.5pt"/>
    </style:style>
    <style:style style:name="co25" style:family="table-column">
      <style:table-column-properties fo:break-before="auto" style:column-width="110.1pt"/>
    </style:style>
    <style:style style:name="co26" style:family="table-column">
      <style:table-column-properties fo:break-before="auto" style:column-width="42.6pt"/>
    </style:style>
    <style:style style:name="co27" style:family="table-column">
      <style:table-column-properties fo:break-before="auto" style:column-width="21.6pt"/>
    </style:style>
    <style:style style:name="co28" style:family="table-column">
      <style:table-column-properties fo:break-before="auto" style:column-width="376.5pt"/>
    </style:style>
    <style:style style:name="co29" style:family="table-column">
      <style:table-column-properties fo:break-before="auto" style:column-width="54pt"/>
    </style:style>
    <style:style style:name="co30" style:family="table-column">
      <style:table-column-properties fo:break-before="auto" style:column-width="14.09pt"/>
    </style:style>
    <style:style style:name="co31" style:family="table-column">
      <style:table-column-properties fo:break-before="auto" style:column-width="69.59pt"/>
    </style:style>
    <style:style style:name="co32" style:family="table-column">
      <style:table-column-properties fo:break-before="auto" style:column-width="75pt"/>
    </style:style>
    <style:style style:name="co33" style:family="table-column">
      <style:table-column-properties fo:break-before="auto" style:column-width="78.6pt"/>
    </style:style>
    <style:style style:name="ro1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62.25pt" fo:break-before="auto" style:use-optimal-row-height="false"/>
    </style:style>
    <style:style style:name="ro2" style:family="table-row">
      <style:table-row-properties style:row-height="13.89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7.26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c000"/>
    </style:style>
    <style:style style:name="ce35" style:family="table-cell" style:parent-style-name="Default" style:data-style-name="N33"/>
    <style:style style:name="ce36" style:family="table-cell" style:parent-style-name="Default" style:data-style-name="N33">
      <style:table-cell-properties fo:background-color="#ffc000"/>
    </style:style>
    <style:style style:name="ce37" style:family="table-cell" style:parent-style-name="Default" style:data-style-name="N0">
      <style:table-cell-properties fo:background-color="#ffc000" fo:wrap-option="wrap" style:vertical-align="automatic"/>
    </style:style>
    <style:style style:name="ce38" style:family="table-cell" style:parent-style-name="Default" style:data-style-name="N0">
      <style:text-properties style:font-name="Wingdings" style:font-name-asian="Wingdings1" style:font-name-complex="Wingdings1"/>
    </style:style>
    <style:style style:name="ce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order-bottom="none" fo:background-color="#ffc000" fo:border-left="none" fo:border-right="0.06pt solid #000000" fo:border-top="none"/>
    </style:style>
    <style:style style:name="ce18" style:family="table-cell" style:parent-style-name="Default" style:data-style-name="N0">
      <style:table-cell-properties fo:border-bottom="0.06pt solid #000000" fo:background-color="#ffc000" fo:border-left="none" fo:border-right="none" fo:border-top="none"/>
    </style:style>
    <style:style style:name="ce19" style:family="table-cell" style:parent-style-name="Default" style:data-style-name="N0">
      <style:table-cell-properties fo:border-bottom="0.06pt solid #000000" fo:background-color="#ffc000" fo:border-left="none" fo:border-right="0.06pt solid #000000" fo:border-top="none"/>
    </style:style>
    <style:style style:name="ce20" style:family="table-cell" style:parent-style-name="Default" style:data-style-name="N0">
      <style:table-cell-properties fo:border-bottom="none" fo:background-color="#ffc000" fo:border-left="0.06pt solid #000000" fo:border-right="none" fo:border-top="0.06pt solid #000000"/>
    </style:style>
    <style:style style:name="ce39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40" style:family="table-cell" style:parent-style-name="Default" style:data-style-name="N0">
      <style:table-cell-properties fo:border-bottom="none" fo:background-color="#ffc000" fo:border-left="none" fo:border-right="none" fo:border-top="0.06pt solid #000000"/>
    </style:style>
    <style:style style:name="ce41" style:family="table-cell" style:parent-style-name="Default" style:data-style-name="N0">
      <style:table-cell-properties fo:border-bottom="none" fo:background-color="#ffc000" fo:border-left="none" fo:border-right="0.06pt solid #000000" fo:border-top="0.06pt solid #000000"/>
    </style:style>
    <style:style style:name="ce42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3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44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45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4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48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49" style:family="table-cell" style:parent-style-name="Default" style:data-style-name="N0">
      <style:table-cell-properties fo:background-color="transparent"/>
      <style:text-properties fo:color="#ffffff"/>
    </style:style>
    <style:style style:name="ce50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51" style:family="table-cell" style:parent-style-name="Default" style:data-style-name="N0">
      <style:text-properties fo:color="#ff0000"/>
    </style:style>
    <style:style style:name="ce52" style:family="table-cell" style:parent-style-name="Default" style:data-style-name="N0">
      <style:table-cell-properties fo:background-color="#fdc578" style:text-align-source="fix" style:repeat-content="false" style:vertical-align="automatic"/>
      <style:paragraph-properties fo:text-align="center"/>
    </style:style>
    <style:style style:name="ce53" style:family="table-cell" style:parent-style-name="Default" style:data-style-name="N10104"/>
    <style:style style:name="ce54" style:family="table-cell" style:parent-style-name="Default" style:data-style-name="N0">
      <style:text-properties fo:color="#0066b3"/>
    </style:style>
    <style:style style:name="ce55" style:family="table-cell" style:parent-style-name="Default" style:data-style-name="N10104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ce181e"/>
    </style:style>
    <style:style style:name="ce56" style:family="table-cell" style:parent-style-name="Default" style:data-style-name="N10104">
      <style:table-cell-properties fo:border-bottom="0.06pt solid #000000" fo:border-left="none" fo:border-right="none" fo:border-top="none"/>
      <style:text-properties fo:color="#ce181e"/>
    </style:style>
    <style:style style:name="ce57" style:family="table-cell" style:parent-style-name="Default" style:data-style-name="N10104">
      <style:table-cell-properties fo:background-color="#fdc578" style:text-align-source="fix" style:repeat-content="false" style:vertical-align="automatic"/>
      <style:paragraph-properties fo:text-align="center"/>
    </style:style>
    <style:style style:name="ce58" style:family="table-cell" style:parent-style-name="Default" style:data-style-name="N0">
      <style:table-cell-properties fo:background-color="#fdc578" style:text-align-source="fix" style:repeat-content="false" fo:wrap-option="wrap" style:vertical-align="top"/>
      <style:paragraph-properties fo:text-align="center"/>
      <style:text-properties fo:color="#0066b3"/>
    </style:style>
    <style:style style:name="ce90" style:family="table-cell" style:parent-style-name="Default" style:data-style-name="N0"/>
    <style:style style:name="ce3" style:family="table-cell" style:parent-style-name="Default" style:data-style-name="N0">
      <style:table-cell-properties fo:background-color="#00b0f0"/>
    </style:style>
    <style:style style:name="ce4" style:family="table-cell" style:parent-style-name="Default" style:data-style-name="N0">
      <style:table-cell-properties fo:background-color="#fdc578"/>
    </style:style>
    <style:style style:name="ce9" style:family="table-cell" style:parent-style-name="Default" style:data-style-name="N0">
      <style:table-cell-properties fo:background-color="#cccccc"/>
    </style:style>
    <style:style style:name="ce10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#72bf44"/>
    </style:style>
    <style:style style:name="ce11" style:family="table-cell" style:parent-style-name="Default" style:data-style-name="N0">
      <style:table-cell-properties fo:background-color="#ed1c24"/>
    </style:style>
    <style:style style:name="ce8" style:family="table-cell" style:parent-style-name="Default" style:data-style-name="N124"/>
    <style:style style:name="ce12" style:family="table-cell" style:parent-style-name="Default" style:data-style-name="N37"/>
    <style:style style:name="ce99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f7a19a"/>
    </style:style>
    <style:style style:name="ce2" style:family="table-cell" style:parent-style-name="Default" style:data-style-name="N37"/>
    <style:style style:name="ce102" style:family="table-cell" style:parent-style-name="Default" style:data-style-name="N0">
      <style:table-cell-properties fo:border-bottom="none" fo:background-color="#ffc000" fo:border-left="0.06pt solid #000000" fo:border-right="none" fo:border-top="0.06pt solid #000000"/>
    </style:style>
    <style:style style:name="ce14" style:family="table-cell" style:parent-style-name="Default" style:data-style-name="N0">
      <style:table-cell-properties fo:border-bottom="none" fo:background-color="#ffc000" fo:border-left="0.06pt solid #000000" fo:border-right="none" fo:border-top="none"/>
    </style:style>
    <style:style style:name="ce27" style:family="table-cell" style:parent-style-name="Default" style:data-style-name="N0">
      <style:table-cell-properties fo:border-bottom="0.06pt solid #000000" fo:background-color="#ffc000" fo:border-left="0.06pt solid #000000" fo:border-right="none" fo:border-top="0.06pt solid #000000"/>
    </style:style>
    <style:style style:name="ce34" style:family="table-cell" style:parent-style-name="Default" style:data-style-name="N0">
      <style:table-cell-properties fo:border-bottom="none" fo:background-color="#ffc0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1" style:family="table-cell" style:parent-style-name="Default" style:data-style-name="N122">
      <style:table-cell-properties fo:border-bottom="none" fo:border-left="0.06pt solid #000000" fo:border-right="none" fo:border-top="0.06pt solid #000000"/>
    </style:style>
    <style:style style:name="ce24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28" style:family="table-cell" style:parent-style-name="Default" style:data-style-name="N122">
      <style:table-cell-properties fo:border-bottom="0.06pt solid #000000" fo:background-color="#ffc000" fo:border-left="0.06pt solid #000000" fo:border-right="none" fo:border-top="none"/>
    </style:style>
    <style:style style:name="ce109" style:family="table-cell" style:parent-style-name="Default" style:data-style-name="N0">
      <style:table-cell-properties fo:background-color="#ffc000"/>
    </style:style>
    <style:style style:name="ce22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122"/>
    <style:style style:name="ce29" style:family="table-cell" style:parent-style-name="Default" style:data-style-name="N122">
      <style:table-cell-properties fo:border-bottom="0.06pt solid #000000" fo:background-color="#ffc000" fo:border-left="none" fo:border-right="none" fo:border-top="none"/>
    </style:style>
    <style:style style:name="ce113" style:family="table-cell" style:parent-style-name="Default" style:data-style-name="N0">
      <style:table-cell-properties fo:border-bottom="none" fo:background-color="#ffc000" fo:border-left="none" fo:border-right="0.06pt solid #000000" fo:border-top="none"/>
    </style:style>
    <style:style style:name="ce23" style:family="table-cell" style:parent-style-name="Default" style:data-style-name="N122">
      <style:table-cell-properties fo:border-bottom="none" fo:border-left="none" fo:border-right="0.06pt solid #000000" fo:border-top="0.06pt solid #000000"/>
    </style:style>
    <style:style style:name="ce26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30" style:family="table-cell" style:parent-style-name="Default" style:data-style-name="N122">
      <style:table-cell-properties fo:border-bottom="0.06pt solid #000000" fo:background-color="#ffc000" fo:border-left="none" fo:border-right="0.06pt solid #000000" fo:border-top="none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0.06pt solid #000000" fo:background-color="#ffc000" fo:border-left="0.06pt solid #000000" fo:border-right="none" fo:border-top="none"/>
    </style:style>
    <style:style style:name="ce31" style:family="table-cell" style:parent-style-name="Default" style:data-style-name="N122">
      <style:table-cell-properties fo:border-bottom="0.06pt solid #000000" fo:background-color="#ffc000" fo:border-left="0.06pt solid #000000" fo:border-right="none" fo:border-top="0.06pt solid #000000"/>
    </style:style>
    <style:style style:name="ce120" style:family="table-cell" style:parent-style-name="Default" style:data-style-name="N0">
      <style:table-cell-properties fo:border-bottom="0.06pt solid #000000" fo:background-color="#ffc000" fo:border-left="none" fo:border-right="none" fo:border-top="none"/>
    </style:style>
    <style:style style:name="ce32" style:family="table-cell" style:parent-style-name="Default" style:data-style-name="N122">
      <style:table-cell-properties fo:border-bottom="0.06pt solid #000000" fo:background-color="#ffc000" fo:border-left="none" fo:border-right="none" fo:border-top="0.06pt solid #000000"/>
    </style:style>
    <style:style style:name="ce122" style:family="table-cell" style:parent-style-name="Default" style:data-style-name="N0">
      <style:table-cell-properties fo:border-bottom="0.06pt solid #000000" fo:background-color="#ffc000" fo:border-left="none" fo:border-right="0.06pt solid #000000" fo:border-top="none"/>
    </style:style>
    <style:style style:name="ce33" style:family="table-cell" style:parent-style-name="Default" style:data-style-name="N122">
      <style:table-cell-properties fo:border-bottom="0.06pt solid #000000" fo:background-color="#ffc000" fo:border-left="none" fo:border-right="0.06pt solid #000000" fo:border-top="0.06pt solid #000000"/>
    </style:style>
    <style:style style:name="ce124" style:family="table-cell" style:parent-style-name="Default" style:data-style-name="N33"/>
    <style:style style:name="ce125" style:family="table-cell" style:parent-style-name="Default" style:data-style-name="N0">
      <style:text-properties style:font-name="Wingdings" style:font-name-asian="Wingdings1" style:font-name-complex="Wingdings1"/>
    </style:style>
    <style:style style:name="ce126" style:family="table-cell" style:parent-style-name="Default" style:data-style-name="N33">
      <style:table-cell-properties fo:background-color="#ffc000"/>
    </style:style>
    <style:style style:name="ce127" style:family="table-cell" style:parent-style-name="Default" style:data-style-name="N0">
      <style:table-cell-properties fo:background-color="#ffc000" fo:wrap-option="wrap" style:vertical-align="automatic"/>
    </style:style>
    <style:style style:name="ce128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29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130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3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32" style:family="table-cell" style:parent-style-name="Default" style:data-style-name="N0">
      <style:table-cell-properties fo:border-bottom="none" fo:background-color="#ffc000" fo:border-left="none" fo:border-right="none" fo:border-top="0.06pt solid #000000"/>
    </style:style>
    <style:style style:name="ce133" style:family="table-cell" style:parent-style-name="Default" style:data-style-name="N0">
      <style:text-properties fo:color="#ff0000"/>
    </style:style>
    <style:style style:name="ce13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6" style:family="table-cell" style:parent-style-name="Default" style:data-style-name="N0">
      <style:table-cell-properties fo:border-bottom="none" fo:background-color="#ffc000" fo:border-left="none" fo:border-right="0.06pt solid #000000" fo:border-top="0.06pt solid #000000"/>
    </style:style>
    <style:style style:name="ce137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38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39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40" style:family="table-cell" style:parent-style-name="Default" style:data-style-name="N0">
      <style:table-cell-properties fo:background-color="transparent"/>
      <style:text-properties fo:color="#ffffff"/>
    </style:style>
    <style:style style:name="ce141" style:family="table-cell" style:parent-style-name="Default" style:data-style-name="N0">
      <style:table-cell-properties fo:background-color="#fdc578" style:text-align-source="fix" style:repeat-content="false" style:vertical-align="automatic"/>
      <style:paragraph-properties fo:text-align="center"/>
    </style:style>
    <style:style style:name="ce142" style:family="table-cell" style:parent-style-name="Default" style:data-style-name="N0">
      <style:text-properties fo:color="#0066b3"/>
    </style:style>
    <style:style style:name="ce143" style:family="table-cell" style:parent-style-name="Default" style:data-style-name="N10104"/>
    <style:style style:name="ce144" style:family="table-cell" style:parent-style-name="Default" style:data-style-name="N10104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ce181e"/>
    </style:style>
    <style:style style:name="ce145" style:family="table-cell" style:parent-style-name="Default" style:data-style-name="N10104">
      <style:table-cell-properties fo:border-bottom="0.06pt solid #000000" fo:border-left="none" fo:border-right="none" fo:border-top="none"/>
      <style:text-properties fo:color="#ce181e"/>
    </style:style>
    <style:style style:name="ce146" style:family="table-cell" style:parent-style-name="Default" style:data-style-name="N10104">
      <style:table-cell-properties fo:background-color="#fdc578" style:text-align-source="fix" style:repeat-content="false" style:vertical-align="automatic"/>
      <style:paragraph-properties fo:text-align="center"/>
    </style:style>
    <style:style style:name="ce147" style:family="table-cell" style:parent-style-name="Default" style:data-style-name="N0">
      <style:table-cell-properties fo:background-color="#fdc578" style:text-align-source="fix" style:repeat-content="false" fo:wrap-option="wrap" style:vertical-align="top"/>
      <style:paragraph-properties fo:text-align="center"/>
      <style:text-properties fo:color="#0066b3"/>
    </style:style>
    <style:style style:name="gr1" style:family="graphic">
      <style:graphic-properties draw:stroke="solid" svg:stroke-width="2.01pt" svg:stroke-color="#3465a4" svg:stroke-opacity="100%" draw:stroke-linejoin="miter" svg:stroke-linecap="butt" draw:fill="solid" draw:fill-color="#000000" draw:opacity="100%" draw:textarea-horizontal-align="left" draw:textarea-vertical-align="middle" draw:auto-grow-height="false" draw:auto-grow-width="false" fo:padding-top="0pt" fo:padding-bottom="0pt" fo:padding-left="0pt" fo:padding-right="0pt" fo:wrap-option="no-wrap"/>
    </style:style>
    <style:style style:name="P1" style:family="paragraph">
      <loext:graphic-properties draw:fill="solid" draw:fill-color="#000000" draw:opacity="100%"/>
      <style:paragraph-properties style:writing-mode="lr-tb" style:font-independent-line-spacing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ntt" table:style-name="ta1">
        <table:table-column table:style-name="co24" table:default-cell-style-name="ce90"/>
        <table:table-column table:style-name="co2" table:default-cell-style-name="ce90"/>
        <table:table-column table:style-name="co25" table:default-cell-style-name="ce90"/>
        <table:table-column table:style-name="co26" table:default-cell-style-name="ce90"/>
        <table:table-column table:style-name="co27" table:number-columns-repeated="45" table:default-cell-style-name="ce90"/>
        <table:table-column table:style-name="co6" table:number-columns-repeated="974" table:default-cell-style-name="ce90"/>
        <table:table-column table:style-name="co7" table:default-cell-style-name="ce90"/>
        <table:table-row table:style-name="ro1">
          <table:table-cell/>
          <table:table-cell office:value-type="string" calcext:value-type="string">
            <text:p>predicted time(hrs)</text:p>
          </table:table-cell>
          <table:table-cell office:value-type="string" calcext:value-type="string">
            <text:p>time spent(hrs)</text:p>
          </table:table-cell>
          <table:table-cell/>
          <table:table-cell table:style-name="ce12" office:value-type="date" office:date-value="2019-08-26" calcext:value-type="date" table:number-columns-spanned="3" table:number-rows-spanned="1">
            <text:p>08/26/19</text:p>
          </table:table-cell>
          <table:covered-table-cell table:number-columns-repeated="2"/>
          <table:table-cell table:number-columns-repeated="4"/>
          <table:table-cell table:style-name="ce12" office:value-type="date" office:date-value="2019-10-14" calcext:value-type="date" table:number-columns-spanned="3" table:number-rows-spanned="1">
            <text:p>10/14/19</text:p>
          </table:table-cell>
          <table:covered-table-cell table:number-columns-repeated="2"/>
          <table:table-cell table:number-columns-repeated="5"/>
          <table:table-cell table:style-name="ce12" office:value-type="date" office:date-value="2019-12-09" calcext:value-type="date" table:number-columns-spanned="3" table:number-rows-spanned="1">
            <text:p>12/09/19</text:p>
          </table:table-cell>
          <table:covered-table-cell table:number-columns-repeated="2"/>
          <table:table-cell/>
          <table:table-cell table:style-name="ce12" office:value-type="date" office:date-value="2020-01-06" calcext:value-type="date" table:number-columns-spanned="3" table:number-rows-spanned="1">
            <text:p>01/06/20</text:p>
          </table:table-cell>
          <table:covered-table-cell table:number-columns-repeated="2"/>
          <table:table-cell table:number-columns-repeated="4"/>
          <table:table-cell table:style-name="ce12" office:value-type="date" office:date-value="2020-02-24" calcext:value-type="date" table:number-columns-spanned="3" table:number-rows-spanned="1">
            <text:p>02/24/20</text:p>
          </table:table-cell>
          <table:covered-table-cell table:number-columns-repeated="2"/>
          <table:table-cell table:number-columns-repeated="6"/>
          <table:table-cell table:style-name="ce12" office:value-type="date" office:date-value="2020-05-01" calcext:value-type="date" table:number-columns-spanned="3" table:number-rows-spanned="1">
            <text:p>05/01/20</text:p>
          </table:table-cell>
          <table:covered-table-cell table:number-columns-repeated="2"/>
          <table:table-cell table:number-columns-repeated="982"/>
        </table:table-row>
        <table:table-row table:style-name="ro1">
          <table:table-cell table:style-name="ce3" office:value-type="string" calcext:value-type="string">
            <text:p>Nikolai</text:p>
          </table:table-cell>
          <table:table-cell table:number-columns-repeated="2"/>
          <table:table-cell office:value-type="string" calcext:value-type="string">
            <text:p>wee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99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99" office:value-type="float" office:value="39" calcext:value-type="float">
            <text:p>39</text:p>
          </table:table-cell>
          <table:table-cell table:style-name="ce99" office:value-type="float" office:value="40" calcext:value-type="float">
            <text:p>40</text:p>
          </table:table-cell>
          <table:table-cell table:style-name="ce99" office:value-type="float" office:value="41" calcext:value-type="float">
            <text:p>41</text:p>
          </table:table-cell>
          <table:table-cell table:style-name="ce99" office:value-type="float" office:value="42" calcext:value-type="float">
            <text:p>42</text:p>
          </table:table-cell>
          <table:table-cell table:style-name="ce99" office:value-type="float" office:value="43" calcext:value-type="float">
            <text:p>43</text:p>
          </table:table-cell>
          <table:table-cell table:style-name="ce99" office:value-type="float" office:value="44" calcext:value-type="float">
            <text:p>44</text:p>
          </table:table-cell>
          <table:table-cell table:style-name="ce99" office:value-type="float" office:value="45" calcext:value-type="float">
            <text:p>4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research and purchase dev board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7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test range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11"/>
          <table:table-cell table:style-name="ce7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design and develop mesh network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13"/>
          <table:table-cell table:style-name="ce7" table:number-columns-repeated="8"/>
          <table:table-cell table:number-columns-repeated="1000"/>
        </table:table-row>
        <table:table-row table:style-name="ro1">
          <table:table-cell office:value-type="string" calcext:value-type="string">
            <text:p>implement secur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table:style-name="ce7" table:number-columns-repeated="6"/>
          <table:table-cell table:number-columns-repeated="995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5"/>
          <table:table-cell table:style-name="ce7" table:number-columns-repeated="5"/>
          <table:table-cell table:number-columns-repeated="991"/>
        </table:table-row>
        <table:table-row table:style-name="ro1">
          <table:table-cell office:value-type="string" calcext:value-type="string">
            <text:p>peer review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table:style-name="ce99" table:number-columns-repeated="3"/>
          <table:table-cell table:style-name="ce7" table:number-columns-repeated="3"/>
          <table:table-cell table:number-columns-repeated="986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7" table:number-columns-repeated="36"/>
          <table:table-cell table:number-columns-repeated="984"/>
        </table:table-row>
        <table:table-row table:style-name="ro1">
          <table:table-cell table:style-name="ce4" office:value-type="string" calcext:value-type="string">
            <text:p>totals</text:p>
          </table:table-cell>
          <table:table-cell table:style-name="ce4" table:formula="of:=SUM([.B2:.B9])" office:value-type="float" office:value="90" calcext:value-type="float">
            <text:p>90</text:p>
          </table:table-cell>
          <table:table-cell table:style-name="ce4" table:formula="of:=SUM([.C3:.C9])" office:value-type="float" office:value="304" calcext:value-type="float">
            <text:p>30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yr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earch simulation products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7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determine needed dat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7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design transmission payloa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3"/>
          <table:table-cell table:style-name="ce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design and implement databas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"/>
          <table:table-cell table:style-name="ce7" table:number-columns-repeated="4"/>
          <table:table-cell table:number-columns-repeated="1001"/>
        </table:table-row>
        <table:table-row table:style-name="ro1">
          <table:table-cell office:value-type="string" calcext:value-type="string">
            <text:p>design simulation environment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table:number-columns-repeated="20"/>
          <table:table-cell table:style-name="ce7" table:number-columns-repeated="6"/>
          <table:table-cell table:number-columns-repeated="995"/>
        </table:table-row>
        <table:table-row table:style-name="ro1">
          <table:table-cell office:value-type="string" calcext:value-type="string">
            <text:p>implement data into simulatio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5"/>
          <table:table-cell table:style-name="ce7" table:number-columns-repeated="4"/>
          <table:table-cell table:number-columns-repeated="992"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8"/>
          <table:table-cell table:style-name="ce7" table:number-columns-repeated="4"/>
          <table:table-cell table:number-columns-repeated="989"/>
        </table:table-row>
        <table:table-row table:style-name="ro1">
          <table:table-cell office:value-type="string" calcext:value-type="string">
            <text:p>peer review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2"/>
          <table:table-cell table:style-name="ce7" table:number-columns-repeated="3"/>
          <table:table-cell table:number-columns-repeated="986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7" table:number-columns-repeated="36"/>
          <table:table-cell table:number-columns-repeated="984"/>
        </table:table-row>
        <table:table-row table:style-name="ro1">
          <table:table-cell table:style-name="ce4" office:value-type="string" calcext:value-type="string">
            <text:p>totals</text:p>
          </table:table-cell>
          <table:table-cell table:style-name="ce4" table:formula="of:=SUM([.B11:.B20])" office:value-type="float" office:value="82" calcext:value-type="float">
            <text:p>82</text:p>
          </table:table-cell>
          <table:table-cell table:style-name="ce4" table:formula="of:=SUM([.C12:.C20])" office:value-type="float" office:value="242" calcext:value-type="float">
            <text:p>24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a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earch and purchase sensor option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7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test sensor options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11"/>
          <table:table-cell table:style-name="ce7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calculate power usag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ce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research and purchase power solu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style-name="ce7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design and build case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table:number-columns-repeated="20"/>
          <table:table-cell table:style-name="ce7" table:number-columns-repeated="4"/>
          <table:table-cell table:number-columns-repeated="997"/>
        </table:table-row>
        <table:table-row table:style-name="ro1">
          <table:table-cell office:value-type="string" calcext:value-type="string">
            <text:p>installati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4"/>
          <table:table-cell table:style-name="ce7" table:number-columns-repeated="5"/>
          <table:table-cell table:number-columns-repeated="99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28"/>
          <table:table-cell table:style-name="ce7" table:number-columns-repeated="4"/>
          <table:table-cell table:number-columns-repeated="989"/>
        </table:table-row>
        <table:table-row table:style-name="ro1">
          <table:table-cell office:value-type="string" calcext:value-type="string">
            <text:p>peer review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2"/>
          <table:table-cell table:style-name="ce7" table:number-columns-repeated="3"/>
          <table:table-cell table:number-columns-repeated="986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7" table:number-columns-repeated="36"/>
          <table:table-cell table:number-columns-repeated="984"/>
        </table:table-row>
        <table:table-row table:style-name="ro1">
          <table:table-cell table:style-name="ce4" office:value-type="string" calcext:value-type="string">
            <text:p>totals</text:p>
          </table:table-cell>
          <table:table-cell table:style-name="ce4" table:formula="of:=SUM([.B22:.B31])" office:value-type="float" office:value="79" calcext:value-type="float">
            <text:p>79</text:p>
          </table:table-cell>
          <table:table-cell table:style-name="ce4" table:formula="of:=SUM([.C22:.C31])" office:value-type="float" office:value="241" calcext:value-type="float">
            <text:p>24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o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3"/>
          <table:table-cell table:style-name="ce7" table:number-columns-repeated="15"/>
          <table:table-cell table:style-name="ce99"/>
          <table:table-cell table:number-columns-repeated="982"/>
        </table:table-row>
        <table:table-row table:style-name="ro1">
          <table:table-cell office:value-type="string" calcext:value-type="string">
            <text:p>encryption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8"/>
          <table:table-cell table:style-name="ce7" table:number-columns-repeated="10"/>
          <table:table-cell table:number-columns-repeated="983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8"/>
          <table:table-cell table:style-name="ce7" table:number-columns-repeated="10"/>
          <table:table-cell table:number-columns-repeated="983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3"/>
          <table:table-cell table:style-name="ce7" table:number-columns-repeated="15"/>
          <table:table-cell table:style-name="ce99"/>
          <table:table-cell table:number-columns-repeated="982"/>
        </table:table-row>
        <table:table-row table:style-name="ro1">
          <table:table-cell table:style-name="ce4" office:value-type="string" calcext:value-type="string">
            <text:p>totals</text:p>
          </table:table-cell>
          <table:table-cell table:style-name="ce4" table:formula="of:=SUM([.B33:.B37])" office:value-type="float" office:value="50" calcext:value-type="float">
            <text:p>50</text:p>
          </table:table-cell>
          <table:table-cell table:style-name="ce4" table:formula="of:=SUM([.C33:.C37])" office:value-type="float" office:value="83" calcext:value-type="float">
            <text:p>8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roup totals (hrs)</text:p>
          </table:table-cell>
          <table:table-cell table:formula="of:=SUM([.B21];[.B10];[.B32];[.B38])" office:value-type="float" office:value="301" calcext:value-type="float">
            <text:p>301</text:p>
          </table:table-cell>
          <table:table-cell table:formula="of:=SUM([.C10];[.C21];[.C32];[.C38])" office:value-type="float" office:value="870" calcext:value-type="float">
            <text:p>8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 totals ($)</text:p>
          </table:table-cell>
          <table:table-cell table:style-name="ce8" table:formula="of:=[.B41]*100" office:value-type="currency" office:currency="USD" office:value="30100" calcext:value-type="currency">
            <text:p>$30,100.00</text:p>
          </table:table-cell>
          <table:table-cell table:style-name="ce8" table:formula="of:=[.C41]*100" office:value-type="currency" office:currency="USD" office:value="87000" calcext:value-type="currency">
            <text:p>$87,000.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/>
          <table:table-cell office:value-type="string" calcext:value-type="string">
            <text:p>planned</text:p>
          </table:table-cell>
          <table:table-cell table:number-columns-repeated="1022"/>
        </table:table-row>
        <table:table-row table:style-name="ro1">
          <table:table-cell table:style-name="ce10"/>
          <table:table-cell office:value-type="string" calcext:value-type="string">
            <text:p>current</text:p>
          </table:table-cell>
          <table:table-cell table:number-columns-repeated="1022"/>
        </table:table-row>
        <table:table-row table:style-name="ro1">
          <table:table-cell table:style-name="ce7"/>
          <table:table-cell office:value-type="string" calcext:value-type="string">
            <text:p>completed</text:p>
          </table:table-cell>
          <table:table-cell table:number-columns-repeated="1022"/>
        </table:table-row>
        <table:table-row table:style-name="ro1">
          <table:table-cell table:style-name="ce11"/>
          <table:table-cell office:value-type="string" calcext:value-type="string">
            <text:p>late</text:p>
          </table:table-cell>
          <table:table-cell table:number-columns-repeated="1022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ntt_2" table:style-name="ta1">
        <table:shapes>
          <draw:custom-shape draw:z-index="0" draw:name="Freeform: Shape 1" draw:style-name="gr1" draw:text-style-name="P1" svg:width="8.25pt" svg:height="11.4pt" svg:x="591.05pt" svg:y="42.32pt">
            <text:p/>
            <draw:enhanced-geometry svg:viewBox="0 0 21600 21600" draw:text-areas="?f13 ?f13 ?f14 ?f14" draw:glue-points="?f10 ?f11 ?f11 ?f10 ?f10 ?f12 ?f12 ?f10" draw:type="non-primitive" draw:enhanced-path="M ?f2 ?f0 L ?f1 ?f2 ?f2 ?f1 ?f0 ?f2 ?f2 ?f0 Z N">
              <draw:equation draw:name="f0" draw:formula="0"/>
              <draw:equation draw:name="f1" draw:formula="21600"/>
              <draw:equation draw:name="f2" draw:formula="10800"/>
              <draw:equation draw:name="f3" draw:formula="?f1 - ?f0"/>
              <draw:equation draw:name="f4" draw:formula="?f3 / 21600"/>
              <draw:equation draw:name="f5" draw:formula="5400 * ?f4"/>
              <draw:equation draw:name="f6" draw:formula="16200 * ?f4"/>
              <draw:equation draw:name="f7" draw:formula="10800 * ?f4"/>
              <draw:equation draw:name="f8" draw:formula="0 * ?f4"/>
              <draw:equation draw:name="f9" draw:formula="21600 * ?f4"/>
              <draw:equation draw:name="f10" draw:formula="?f7 / ?f4"/>
              <draw:equation draw:name="f11" draw:formula="?f8 / ?f4"/>
              <draw:equation draw:name="f12" draw:formula="?f9 / ?f4"/>
              <draw:equation draw:name="f13" draw:formula="?f5 / ?f4"/>
              <draw:equation draw:name="f14" draw:formula="?f6 / ?f4"/>
            </draw:enhanced-geometry>
          </draw:custom-shape>
          <draw:custom-shape draw:z-index="1" draw:name="Freeform: Shape 2" draw:style-name="gr1" draw:text-style-name="P1" svg:width="8.25pt" svg:height="11.4pt" svg:x="655.46pt" svg:y="55.16pt">
            <text:p/>
            <draw:enhanced-geometry svg:viewBox="0 0 21600 21600" draw:text-areas="?f13 ?f13 ?f14 ?f14" draw:glue-points="?f10 ?f11 ?f11 ?f10 ?f10 ?f12 ?f12 ?f10" draw:type="non-primitive" draw:enhanced-path="M ?f2 ?f0 L ?f1 ?f2 ?f2 ?f1 ?f0 ?f2 ?f2 ?f0 Z N">
              <draw:equation draw:name="f0" draw:formula="0"/>
              <draw:equation draw:name="f1" draw:formula="21600"/>
              <draw:equation draw:name="f2" draw:formula="10800"/>
              <draw:equation draw:name="f3" draw:formula="?f1 - ?f0"/>
              <draw:equation draw:name="f4" draw:formula="?f3 / 21600"/>
              <draw:equation draw:name="f5" draw:formula="5400 * ?f4"/>
              <draw:equation draw:name="f6" draw:formula="16200 * ?f4"/>
              <draw:equation draw:name="f7" draw:formula="10800 * ?f4"/>
              <draw:equation draw:name="f8" draw:formula="0 * ?f4"/>
              <draw:equation draw:name="f9" draw:formula="21600 * ?f4"/>
              <draw:equation draw:name="f10" draw:formula="?f7 / ?f4"/>
              <draw:equation draw:name="f11" draw:formula="?f8 / ?f4"/>
              <draw:equation draw:name="f12" draw:formula="?f9 / ?f4"/>
              <draw:equation draw:name="f13" draw:formula="?f5 / ?f4"/>
              <draw:equation draw:name="f14" draw:formula="?f6 / ?f4"/>
            </draw:enhanced-geometry>
          </draw:custom-shape>
          <draw:custom-shape draw:z-index="2" draw:name="Freeform: Shape 3" draw:style-name="gr1" draw:text-style-name="P1" svg:width="8.25pt" svg:height="11.4pt" svg:x="655.46pt" svg:y="68.97pt">
            <text:p/>
            <draw:enhanced-geometry svg:viewBox="0 0 21600 21600" draw:text-areas="?f13 ?f13 ?f14 ?f14" draw:glue-points="?f10 ?f11 ?f11 ?f10 ?f10 ?f12 ?f12 ?f10" draw:type="non-primitive" draw:enhanced-path="M ?f2 ?f0 L ?f1 ?f2 ?f2 ?f1 ?f0 ?f2 ?f2 ?f0 Z N">
              <draw:equation draw:name="f0" draw:formula="0"/>
              <draw:equation draw:name="f1" draw:formula="21600"/>
              <draw:equation draw:name="f2" draw:formula="10800"/>
              <draw:equation draw:name="f3" draw:formula="?f1 - ?f0"/>
              <draw:equation draw:name="f4" draw:formula="?f3 / 21600"/>
              <draw:equation draw:name="f5" draw:formula="5400 * ?f4"/>
              <draw:equation draw:name="f6" draw:formula="16200 * ?f4"/>
              <draw:equation draw:name="f7" draw:formula="10800 * ?f4"/>
              <draw:equation draw:name="f8" draw:formula="0 * ?f4"/>
              <draw:equation draw:name="f9" draw:formula="21600 * ?f4"/>
              <draw:equation draw:name="f10" draw:formula="?f7 / ?f4"/>
              <draw:equation draw:name="f11" draw:formula="?f8 / ?f4"/>
              <draw:equation draw:name="f12" draw:formula="?f9 / ?f4"/>
              <draw:equation draw:name="f13" draw:formula="?f5 / ?f4"/>
              <draw:equation draw:name="f14" draw:formula="?f6 / ?f4"/>
            </draw:enhanced-geometry>
          </draw:custom-shape>
          <draw:custom-shape draw:z-index="3" draw:name="Freeform: Shape 4" draw:style-name="gr1" draw:text-style-name="P1" svg:width="8.25pt" svg:height="11.4pt" svg:x="655.46pt" svg:y="82.77pt">
            <text:p/>
            <draw:enhanced-geometry svg:viewBox="0 0 21600 21600" draw:text-areas="?f13 ?f13 ?f14 ?f14" draw:glue-points="?f10 ?f11 ?f11 ?f10 ?f10 ?f12 ?f12 ?f10" draw:type="non-primitive" draw:enhanced-path="M ?f2 ?f0 L ?f1 ?f2 ?f2 ?f1 ?f0 ?f2 ?f2 ?f0 Z N">
              <draw:equation draw:name="f0" draw:formula="0"/>
              <draw:equation draw:name="f1" draw:formula="21600"/>
              <draw:equation draw:name="f2" draw:formula="10800"/>
              <draw:equation draw:name="f3" draw:formula="?f1 - ?f0"/>
              <draw:equation draw:name="f4" draw:formula="?f3 / 21600"/>
              <draw:equation draw:name="f5" draw:formula="5400 * ?f4"/>
              <draw:equation draw:name="f6" draw:formula="16200 * ?f4"/>
              <draw:equation draw:name="f7" draw:formula="10800 * ?f4"/>
              <draw:equation draw:name="f8" draw:formula="0 * ?f4"/>
              <draw:equation draw:name="f9" draw:formula="21600 * ?f4"/>
              <draw:equation draw:name="f10" draw:formula="?f7 / ?f4"/>
              <draw:equation draw:name="f11" draw:formula="?f8 / ?f4"/>
              <draw:equation draw:name="f12" draw:formula="?f9 / ?f4"/>
              <draw:equation draw:name="f13" draw:formula="?f5 / ?f4"/>
              <draw:equation draw:name="f14" draw:formula="?f6 / ?f4"/>
            </draw:enhanced-geometry>
          </draw:custom-shape>
          <draw:custom-shape draw:z-index="4" draw:name="Freeform: Shape 5" draw:style-name="gr1" draw:text-style-name="P1" svg:width="8.25pt" svg:height="11.4pt" svg:x="807.36pt" svg:y="96.72pt">
            <text:p/>
            <draw:enhanced-geometry svg:viewBox="0 0 21600 21600" draw:text-areas="?f13 ?f13 ?f14 ?f14" draw:glue-points="?f10 ?f11 ?f11 ?f10 ?f10 ?f12 ?f12 ?f10" draw:type="non-primitive" draw:enhanced-path="M ?f2 ?f0 L ?f1 ?f2 ?f2 ?f1 ?f0 ?f2 ?f2 ?f0 Z N">
              <draw:equation draw:name="f0" draw:formula="0"/>
              <draw:equation draw:name="f1" draw:formula="21600"/>
              <draw:equation draw:name="f2" draw:formula="10800"/>
              <draw:equation draw:name="f3" draw:formula="?f1 - ?f0"/>
              <draw:equation draw:name="f4" draw:formula="?f3 / 21600"/>
              <draw:equation draw:name="f5" draw:formula="5400 * ?f4"/>
              <draw:equation draw:name="f6" draw:formula="16200 * ?f4"/>
              <draw:equation draw:name="f7" draw:formula="10800 * ?f4"/>
              <draw:equation draw:name="f8" draw:formula="0 * ?f4"/>
              <draw:equation draw:name="f9" draw:formula="21600 * ?f4"/>
              <draw:equation draw:name="f10" draw:formula="?f7 / ?f4"/>
              <draw:equation draw:name="f11" draw:formula="?f8 / ?f4"/>
              <draw:equation draw:name="f12" draw:formula="?f9 / ?f4"/>
              <draw:equation draw:name="f13" draw:formula="?f5 / ?f4"/>
              <draw:equation draw:name="f14" draw:formula="?f6 / ?f4"/>
            </draw:enhanced-geometry>
          </draw:custom-shape>
          <draw:custom-shape draw:z-index="5" draw:name="Freeform: Shape 6" draw:style-name="gr1" draw:text-style-name="P1" svg:width="8.25pt" svg:height="11.4pt" svg:x="957pt" svg:y="110.55pt">
            <text:p/>
            <draw:enhanced-geometry svg:viewBox="0 0 21600 21600" draw:text-areas="?f13 ?f13 ?f14 ?f14" draw:glue-points="?f10 ?f11 ?f11 ?f10 ?f10 ?f12 ?f12 ?f10" draw:type="non-primitive" draw:enhanced-path="M ?f2 ?f0 L ?f1 ?f2 ?f2 ?f1 ?f0 ?f2 ?f2 ?f0 Z N">
              <draw:equation draw:name="f0" draw:formula="0"/>
              <draw:equation draw:name="f1" draw:formula="21600"/>
              <draw:equation draw:name="f2" draw:formula="10800"/>
              <draw:equation draw:name="f3" draw:formula="?f1 - ?f0"/>
              <draw:equation draw:name="f4" draw:formula="?f3 / 21600"/>
              <draw:equation draw:name="f5" draw:formula="5400 * ?f4"/>
              <draw:equation draw:name="f6" draw:formula="16200 * ?f4"/>
              <draw:equation draw:name="f7" draw:formula="10800 * ?f4"/>
              <draw:equation draw:name="f8" draw:formula="0 * ?f4"/>
              <draw:equation draw:name="f9" draw:formula="21600 * ?f4"/>
              <draw:equation draw:name="f10" draw:formula="?f7 / ?f4"/>
              <draw:equation draw:name="f11" draw:formula="?f8 / ?f4"/>
              <draw:equation draw:name="f12" draw:formula="?f9 / ?f4"/>
              <draw:equation draw:name="f13" draw:formula="?f5 / ?f4"/>
              <draw:equation draw:name="f14" draw:formula="?f6 / ?f4"/>
            </draw:enhanced-geometry>
          </draw:custom-shape>
          <draw:custom-shape draw:z-index="6" draw:name="Freeform: Shape 7" draw:style-name="gr1" draw:text-style-name="P1" svg:width="8.25pt" svg:height="11.4pt" svg:x="914.26pt" svg:y="124.36pt">
            <text:p/>
            <draw:enhanced-geometry svg:viewBox="0 0 21600 21600" draw:text-areas="?f13 ?f13 ?f14 ?f14" draw:glue-points="?f10 ?f11 ?f11 ?f10 ?f10 ?f12 ?f12 ?f10" draw:type="non-primitive" draw:enhanced-path="M ?f2 ?f0 L ?f1 ?f2 ?f2 ?f1 ?f0 ?f2 ?f2 ?f0 Z N">
              <draw:equation draw:name="f0" draw:formula="0"/>
              <draw:equation draw:name="f1" draw:formula="21600"/>
              <draw:equation draw:name="f2" draw:formula="10800"/>
              <draw:equation draw:name="f3" draw:formula="?f1 - ?f0"/>
              <draw:equation draw:name="f4" draw:formula="?f3 / 21600"/>
              <draw:equation draw:name="f5" draw:formula="5400 * ?f4"/>
              <draw:equation draw:name="f6" draw:formula="16200 * ?f4"/>
              <draw:equation draw:name="f7" draw:formula="10800 * ?f4"/>
              <draw:equation draw:name="f8" draw:formula="0 * ?f4"/>
              <draw:equation draw:name="f9" draw:formula="21600 * ?f4"/>
              <draw:equation draw:name="f10" draw:formula="?f7 / ?f4"/>
              <draw:equation draw:name="f11" draw:formula="?f8 / ?f4"/>
              <draw:equation draw:name="f12" draw:formula="?f9 / ?f4"/>
              <draw:equation draw:name="f13" draw:formula="?f5 / ?f4"/>
              <draw:equation draw:name="f14" draw:formula="?f6 / ?f4"/>
            </draw:enhanced-geometry>
          </draw:custom-shape>
          <draw:custom-shape draw:z-index="7" draw:name="Freeform: Shape 8" draw:style-name="gr1" draw:text-style-name="P1" svg:width="8.25pt" svg:height="11.4pt" svg:x="1042.53pt" svg:y="138.19pt">
            <text:p/>
            <draw:enhanced-geometry svg:viewBox="0 0 21600 21600" draw:text-areas="?f13 ?f13 ?f14 ?f14" draw:glue-points="?f10 ?f11 ?f11 ?f10 ?f10 ?f12 ?f12 ?f10" draw:type="non-primitive" draw:enhanced-path="M ?f2 ?f0 L ?f1 ?f2 ?f2 ?f1 ?f0 ?f2 ?f2 ?f0 Z N">
              <draw:equation draw:name="f0" draw:formula="0"/>
              <draw:equation draw:name="f1" draw:formula="21600"/>
              <draw:equation draw:name="f2" draw:formula="10800"/>
              <draw:equation draw:name="f3" draw:formula="?f1 - ?f0"/>
              <draw:equation draw:name="f4" draw:formula="?f3 / 21600"/>
              <draw:equation draw:name="f5" draw:formula="5400 * ?f4"/>
              <draw:equation draw:name="f6" draw:formula="16200 * ?f4"/>
              <draw:equation draw:name="f7" draw:formula="10800 * ?f4"/>
              <draw:equation draw:name="f8" draw:formula="0 * ?f4"/>
              <draw:equation draw:name="f9" draw:formula="21600 * ?f4"/>
              <draw:equation draw:name="f10" draw:formula="?f7 / ?f4"/>
              <draw:equation draw:name="f11" draw:formula="?f8 / ?f4"/>
              <draw:equation draw:name="f12" draw:formula="?f9 / ?f4"/>
              <draw:equation draw:name="f13" draw:formula="?f5 / ?f4"/>
              <draw:equation draw:name="f14" draw:formula="?f6 / ?f4"/>
            </draw:enhanced-geometry>
          </draw:custom-shape>
          <draw:custom-shape draw:z-index="8" draw:name="Freeform: Shape 9" draw:style-name="gr1" draw:text-style-name="P1" svg:width="8.25pt" svg:height="11.4pt" svg:x="1183.46pt" svg:y="151.99pt">
            <text:p/>
            <draw:enhanced-geometry svg:viewBox="0 0 21600 21600" draw:text-areas="?f13 ?f13 ?f14 ?f14" draw:glue-points="?f10 ?f11 ?f11 ?f10 ?f10 ?f12 ?f12 ?f10" draw:type="non-primitive" draw:enhanced-path="M ?f2 ?f0 L ?f1 ?f2 ?f2 ?f1 ?f0 ?f2 ?f2 ?f0 Z N">
              <draw:equation draw:name="f0" draw:formula="0"/>
              <draw:equation draw:name="f1" draw:formula="21600"/>
              <draw:equation draw:name="f2" draw:formula="10800"/>
              <draw:equation draw:name="f3" draw:formula="?f1 - ?f0"/>
              <draw:equation draw:name="f4" draw:formula="?f3 / 21600"/>
              <draw:equation draw:name="f5" draw:formula="5400 * ?f4"/>
              <draw:equation draw:name="f6" draw:formula="16200 * ?f4"/>
              <draw:equation draw:name="f7" draw:formula="10800 * ?f4"/>
              <draw:equation draw:name="f8" draw:formula="0 * ?f4"/>
              <draw:equation draw:name="f9" draw:formula="21600 * ?f4"/>
              <draw:equation draw:name="f10" draw:formula="?f7 / ?f4"/>
              <draw:equation draw:name="f11" draw:formula="?f8 / ?f4"/>
              <draw:equation draw:name="f12" draw:formula="?f9 / ?f4"/>
              <draw:equation draw:name="f13" draw:formula="?f5 / ?f4"/>
              <draw:equation draw:name="f14" draw:formula="?f6 / ?f4"/>
            </draw:enhanced-geometry>
          </draw:custom-shape>
          <draw:custom-shape draw:z-index="9" draw:name="Freeform: Shape 10" draw:style-name="gr1" draw:text-style-name="P1" svg:width="8.25pt" svg:height="11.4pt" svg:x="1183.46pt" svg:y="27.64pt">
            <text:p/>
            <draw:enhanced-geometry svg:viewBox="0 0 21600 21600" draw:text-areas="?f13 ?f13 ?f14 ?f14" draw:glue-points="?f10 ?f11 ?f11 ?f10 ?f10 ?f12 ?f12 ?f10" draw:type="non-primitive" draw:enhanced-path="M ?f2 ?f0 L ?f1 ?f2 ?f2 ?f1 ?f0 ?f2 ?f2 ?f0 Z N">
              <draw:equation draw:name="f0" draw:formula="0"/>
              <draw:equation draw:name="f1" draw:formula="21600"/>
              <draw:equation draw:name="f2" draw:formula="10800"/>
              <draw:equation draw:name="f3" draw:formula="?f1 - ?f0"/>
              <draw:equation draw:name="f4" draw:formula="?f3 / 21600"/>
              <draw:equation draw:name="f5" draw:formula="5400 * ?f4"/>
              <draw:equation draw:name="f6" draw:formula="16200 * ?f4"/>
              <draw:equation draw:name="f7" draw:formula="10800 * ?f4"/>
              <draw:equation draw:name="f8" draw:formula="0 * ?f4"/>
              <draw:equation draw:name="f9" draw:formula="21600 * ?f4"/>
              <draw:equation draw:name="f10" draw:formula="?f7 / ?f4"/>
              <draw:equation draw:name="f11" draw:formula="?f8 / ?f4"/>
              <draw:equation draw:name="f12" draw:formula="?f9 / ?f4"/>
              <draw:equation draw:name="f13" draw:formula="?f5 / ?f4"/>
              <draw:equation draw:name="f14" draw:formula="?f6 / ?f4"/>
            </draw:enhanced-geometry>
          </draw:custom-shape>
          <draw:custom-shape draw:z-index="10" draw:name="Freeform: Shape 11" draw:style-name="gr1" draw:text-style-name="P1" svg:width="8.14pt" svg:height="6.12pt" svg:x="650.24pt" svg:y="55.28pt">
            <text:p/>
            <draw:enhanced-geometry svg:viewBox="0 0 21600 21600" draw:text-areas="?f9 ?f18 ?f15 ?f20" draw:glue-points="?f7 ?f17 ?f9 ?f18 ?f17 ?f19 ?f18 ?f19 ?f19 ?f19 ?f21 ?f18" draw:type="non-primitive" draw:modifiers="10800" draw:enhanced-path="M ?f7 ?f4 L ?f5 ?f5 ?f4 ?f5 Z N">
              <draw:equation draw:name="f0" draw:formula="left"/>
              <draw:equation draw:name="f1" draw:formula="right"/>
              <draw:equation draw:name="f2" draw:formula="?f1 - ?f0"/>
              <draw:equation draw:name="f3" draw:formula="?f2 / 21600"/>
              <draw:equation draw:name="f4" draw:formula="0"/>
              <draw:equation draw:name="f5" draw:formula="21600"/>
              <draw:equation draw:name="f6" draw:formula="?f5 - ?f4"/>
              <draw:equation draw:name="f7" draw:formula="$0"/>
              <draw:equation draw:name="f8" draw:formula="?f6 / 21600"/>
              <draw:equation draw:name="f9" draw:formula="?f7 / 2"/>
              <draw:equation draw:name="f10" draw:formula="21600 - ?f7"/>
              <draw:equation draw:name="f11" draw:formula="18000 * ?f8"/>
              <draw:equation draw:name="f12" draw:formula="10800 * ?f8"/>
              <draw:equation draw:name="f13" draw:formula="0 * ?f8"/>
              <draw:equation draw:name="f14" draw:formula="21600 * ?f8"/>
              <draw:equation draw:name="f15" draw:formula="?f9 + 10800"/>
              <draw:equation draw:name="f16" draw:formula="?f10 / 2"/>
              <draw:equation draw:name="f17" draw:formula="?f13 / ?f8"/>
              <draw:equation draw:name="f18" draw:formula="?f12 / ?f8"/>
              <draw:equation draw:name="f19" draw:formula="?f14 / ?f8"/>
              <draw:equation draw:name="f20" draw:formula="?f11 / ?f8"/>
              <draw:equation draw:name="f21" draw:formula="21600 - ?f16"/>
              <draw:equation draw:name="f22" draw:formula="$0 / ?f3"/>
              <draw:handle draw:handle-position="$0 ?f17" draw:handle-range-x-minimum="0" draw:handle-range-x-maximum="21600"/>
            </draw:enhanced-geometry>
          </draw:custom-shape>
          <draw:custom-shape draw:z-index="11" draw:name="Freeform: Shape 12" draw:style-name="gr1" draw:text-style-name="P1" svg:width="8.14pt" svg:height="6.12pt" svg:x="650.24pt" svg:y="69.08pt">
            <text:p/>
            <draw:enhanced-geometry svg:viewBox="0 0 21600 21600" draw:text-areas="?f9 ?f18 ?f15 ?f20" draw:glue-points="?f7 ?f17 ?f9 ?f18 ?f17 ?f19 ?f18 ?f19 ?f19 ?f19 ?f21 ?f18" draw:type="non-primitive" draw:modifiers="10800" draw:enhanced-path="M ?f7 ?f4 L ?f5 ?f5 ?f4 ?f5 Z N">
              <draw:equation draw:name="f0" draw:formula="left"/>
              <draw:equation draw:name="f1" draw:formula="right"/>
              <draw:equation draw:name="f2" draw:formula="?f1 - ?f0"/>
              <draw:equation draw:name="f3" draw:formula="?f2 / 21600"/>
              <draw:equation draw:name="f4" draw:formula="0"/>
              <draw:equation draw:name="f5" draw:formula="21600"/>
              <draw:equation draw:name="f6" draw:formula="?f5 - ?f4"/>
              <draw:equation draw:name="f7" draw:formula="$0"/>
              <draw:equation draw:name="f8" draw:formula="?f6 / 21600"/>
              <draw:equation draw:name="f9" draw:formula="?f7 / 2"/>
              <draw:equation draw:name="f10" draw:formula="21600 - ?f7"/>
              <draw:equation draw:name="f11" draw:formula="18000 * ?f8"/>
              <draw:equation draw:name="f12" draw:formula="10800 * ?f8"/>
              <draw:equation draw:name="f13" draw:formula="0 * ?f8"/>
              <draw:equation draw:name="f14" draw:formula="21600 * ?f8"/>
              <draw:equation draw:name="f15" draw:formula="?f9 + 10800"/>
              <draw:equation draw:name="f16" draw:formula="?f10 / 2"/>
              <draw:equation draw:name="f17" draw:formula="?f13 / ?f8"/>
              <draw:equation draw:name="f18" draw:formula="?f12 / ?f8"/>
              <draw:equation draw:name="f19" draw:formula="?f14 / ?f8"/>
              <draw:equation draw:name="f20" draw:formula="?f11 / ?f8"/>
              <draw:equation draw:name="f21" draw:formula="21600 - ?f16"/>
              <draw:equation draw:name="f22" draw:formula="$0 / ?f3"/>
              <draw:handle draw:handle-position="$0 ?f17" draw:handle-range-x-minimum="0" draw:handle-range-x-maximum="21600"/>
            </draw:enhanced-geometry>
          </draw:custom-shape>
          <draw:custom-shape draw:z-index="12" draw:name="Freeform: Shape 13" draw:style-name="gr1" draw:text-style-name="P1" svg:width="8.14pt" svg:height="6.12pt" svg:x="650.24pt" svg:y="82.91pt">
            <text:p/>
            <draw:enhanced-geometry svg:viewBox="0 0 21600 21600" draw:text-areas="?f9 ?f18 ?f15 ?f20" draw:glue-points="?f7 ?f17 ?f9 ?f18 ?f17 ?f19 ?f18 ?f19 ?f19 ?f19 ?f21 ?f18" draw:type="non-primitive" draw:modifiers="10800" draw:enhanced-path="M ?f7 ?f4 L ?f5 ?f5 ?f4 ?f5 Z N">
              <draw:equation draw:name="f0" draw:formula="left"/>
              <draw:equation draw:name="f1" draw:formula="right"/>
              <draw:equation draw:name="f2" draw:formula="?f1 - ?f0"/>
              <draw:equation draw:name="f3" draw:formula="?f2 / 21600"/>
              <draw:equation draw:name="f4" draw:formula="0"/>
              <draw:equation draw:name="f5" draw:formula="21600"/>
              <draw:equation draw:name="f6" draw:formula="?f5 - ?f4"/>
              <draw:equation draw:name="f7" draw:formula="$0"/>
              <draw:equation draw:name="f8" draw:formula="?f6 / 21600"/>
              <draw:equation draw:name="f9" draw:formula="?f7 / 2"/>
              <draw:equation draw:name="f10" draw:formula="21600 - ?f7"/>
              <draw:equation draw:name="f11" draw:formula="18000 * ?f8"/>
              <draw:equation draw:name="f12" draw:formula="10800 * ?f8"/>
              <draw:equation draw:name="f13" draw:formula="0 * ?f8"/>
              <draw:equation draw:name="f14" draw:formula="21600 * ?f8"/>
              <draw:equation draw:name="f15" draw:formula="?f9 + 10800"/>
              <draw:equation draw:name="f16" draw:formula="?f10 / 2"/>
              <draw:equation draw:name="f17" draw:formula="?f13 / ?f8"/>
              <draw:equation draw:name="f18" draw:formula="?f12 / ?f8"/>
              <draw:equation draw:name="f19" draw:formula="?f14 / ?f8"/>
              <draw:equation draw:name="f20" draw:formula="?f11 / ?f8"/>
              <draw:equation draw:name="f21" draw:formula="21600 - ?f16"/>
              <draw:equation draw:name="f22" draw:formula="$0 / ?f3"/>
              <draw:handle draw:handle-position="$0 ?f17" draw:handle-range-x-minimum="0" draw:handle-range-x-maximum="21600"/>
            </draw:enhanced-geometry>
          </draw:custom-shape>
          <draw:custom-shape draw:z-index="13" draw:name="Freeform: Shape 14" draw:style-name="gr1" draw:text-style-name="P1" svg:width="8.14pt" svg:height="6.12pt" svg:x="1174.28pt" svg:y="28.4pt">
            <text:p/>
            <draw:enhanced-geometry svg:viewBox="0 0 21600 21600" draw:text-areas="?f9 ?f18 ?f15 ?f20" draw:glue-points="?f7 ?f17 ?f9 ?f18 ?f17 ?f19 ?f18 ?f19 ?f19 ?f19 ?f21 ?f18" draw:type="non-primitive" draw:modifiers="10800" draw:enhanced-path="M ?f7 ?f4 L ?f5 ?f5 ?f4 ?f5 Z N">
              <draw:equation draw:name="f0" draw:formula="left"/>
              <draw:equation draw:name="f1" draw:formula="right"/>
              <draw:equation draw:name="f2" draw:formula="?f1 - ?f0"/>
              <draw:equation draw:name="f3" draw:formula="?f2 / 21600"/>
              <draw:equation draw:name="f4" draw:formula="0"/>
              <draw:equation draw:name="f5" draw:formula="21600"/>
              <draw:equation draw:name="f6" draw:formula="?f5 - ?f4"/>
              <draw:equation draw:name="f7" draw:formula="$0"/>
              <draw:equation draw:name="f8" draw:formula="?f6 / 21600"/>
              <draw:equation draw:name="f9" draw:formula="?f7 / 2"/>
              <draw:equation draw:name="f10" draw:formula="21600 - ?f7"/>
              <draw:equation draw:name="f11" draw:formula="18000 * ?f8"/>
              <draw:equation draw:name="f12" draw:formula="10800 * ?f8"/>
              <draw:equation draw:name="f13" draw:formula="0 * ?f8"/>
              <draw:equation draw:name="f14" draw:formula="21600 * ?f8"/>
              <draw:equation draw:name="f15" draw:formula="?f9 + 10800"/>
              <draw:equation draw:name="f16" draw:formula="?f10 / 2"/>
              <draw:equation draw:name="f17" draw:formula="?f13 / ?f8"/>
              <draw:equation draw:name="f18" draw:formula="?f12 / ?f8"/>
              <draw:equation draw:name="f19" draw:formula="?f14 / ?f8"/>
              <draw:equation draw:name="f20" draw:formula="?f11 / ?f8"/>
              <draw:equation draw:name="f21" draw:formula="21600 - ?f16"/>
              <draw:equation draw:name="f22" draw:formula="$0 / ?f3"/>
              <draw:handle draw:handle-position="$0 ?f17" draw:handle-range-x-minimum="0" draw:handle-range-x-maximum="21600"/>
            </draw:enhanced-geometry>
          </draw:custom-shape>
          <draw:custom-shape draw:z-index="14" draw:name="Freeform: Shape 15" draw:style-name="gr1" draw:text-style-name="P1" svg:width="8.14pt" svg:height="6.12pt" svg:x="1034.84pt" svg:y="141.02pt">
            <text:p/>
            <draw:enhanced-geometry svg:viewBox="0 0 21600 21600" draw:text-areas="?f9 ?f18 ?f15 ?f20" draw:glue-points="?f7 ?f17 ?f9 ?f18 ?f17 ?f19 ?f18 ?f19 ?f19 ?f19 ?f21 ?f18" draw:type="non-primitive" draw:modifiers="10800" draw:enhanced-path="M ?f7 ?f4 L ?f5 ?f5 ?f4 ?f5 Z N">
              <draw:equation draw:name="f0" draw:formula="left"/>
              <draw:equation draw:name="f1" draw:formula="right"/>
              <draw:equation draw:name="f2" draw:formula="?f1 - ?f0"/>
              <draw:equation draw:name="f3" draw:formula="?f2 / 21600"/>
              <draw:equation draw:name="f4" draw:formula="0"/>
              <draw:equation draw:name="f5" draw:formula="21600"/>
              <draw:equation draw:name="f6" draw:formula="?f5 - ?f4"/>
              <draw:equation draw:name="f7" draw:formula="$0"/>
              <draw:equation draw:name="f8" draw:formula="?f6 / 21600"/>
              <draw:equation draw:name="f9" draw:formula="?f7 / 2"/>
              <draw:equation draw:name="f10" draw:formula="21600 - ?f7"/>
              <draw:equation draw:name="f11" draw:formula="18000 * ?f8"/>
              <draw:equation draw:name="f12" draw:formula="10800 * ?f8"/>
              <draw:equation draw:name="f13" draw:formula="0 * ?f8"/>
              <draw:equation draw:name="f14" draw:formula="21600 * ?f8"/>
              <draw:equation draw:name="f15" draw:formula="?f9 + 10800"/>
              <draw:equation draw:name="f16" draw:formula="?f10 / 2"/>
              <draw:equation draw:name="f17" draw:formula="?f13 / ?f8"/>
              <draw:equation draw:name="f18" draw:formula="?f12 / ?f8"/>
              <draw:equation draw:name="f19" draw:formula="?f14 / ?f8"/>
              <draw:equation draw:name="f20" draw:formula="?f11 / ?f8"/>
              <draw:equation draw:name="f21" draw:formula="21600 - ?f16"/>
              <draw:equation draw:name="f22" draw:formula="$0 / ?f3"/>
              <draw:handle draw:handle-position="$0 ?f17" draw:handle-range-x-minimum="0" draw:handle-range-x-maximum="21600"/>
            </draw:enhanced-geometry>
          </draw:custom-shape>
          <draw:custom-shape draw:z-index="15" draw:name="Freeform: Shape 16" draw:style-name="gr1" draw:text-style-name="P1" svg:width="8.14pt" svg:height="6.12pt" svg:x="1177.31pt" svg:y="154.83pt">
            <text:p/>
            <draw:enhanced-geometry svg:viewBox="0 0 21600 21600" draw:text-areas="?f9 ?f18 ?f15 ?f20" draw:glue-points="?f7 ?f17 ?f9 ?f18 ?f17 ?f19 ?f18 ?f19 ?f19 ?f19 ?f21 ?f18" draw:type="non-primitive" draw:modifiers="10800" draw:enhanced-path="M ?f7 ?f4 L ?f5 ?f5 ?f4 ?f5 Z N">
              <draw:equation draw:name="f0" draw:formula="left"/>
              <draw:equation draw:name="f1" draw:formula="right"/>
              <draw:equation draw:name="f2" draw:formula="?f1 - ?f0"/>
              <draw:equation draw:name="f3" draw:formula="?f2 / 21600"/>
              <draw:equation draw:name="f4" draw:formula="0"/>
              <draw:equation draw:name="f5" draw:formula="21600"/>
              <draw:equation draw:name="f6" draw:formula="?f5 - ?f4"/>
              <draw:equation draw:name="f7" draw:formula="$0"/>
              <draw:equation draw:name="f8" draw:formula="?f6 / 21600"/>
              <draw:equation draw:name="f9" draw:formula="?f7 / 2"/>
              <draw:equation draw:name="f10" draw:formula="21600 - ?f7"/>
              <draw:equation draw:name="f11" draw:formula="18000 * ?f8"/>
              <draw:equation draw:name="f12" draw:formula="10800 * ?f8"/>
              <draw:equation draw:name="f13" draw:formula="0 * ?f8"/>
              <draw:equation draw:name="f14" draw:formula="21600 * ?f8"/>
              <draw:equation draw:name="f15" draw:formula="?f9 + 10800"/>
              <draw:equation draw:name="f16" draw:formula="?f10 / 2"/>
              <draw:equation draw:name="f17" draw:formula="?f13 / ?f8"/>
              <draw:equation draw:name="f18" draw:formula="?f12 / ?f8"/>
              <draw:equation draw:name="f19" draw:formula="?f14 / ?f8"/>
              <draw:equation draw:name="f20" draw:formula="?f11 / ?f8"/>
              <draw:equation draw:name="f21" draw:formula="21600 - ?f16"/>
              <draw:equation draw:name="f22" draw:formula="$0 / ?f3"/>
              <draw:handle draw:handle-position="$0 ?f17" draw:handle-range-x-minimum="0" draw:handle-range-x-maximum="21600"/>
            </draw:enhanced-geometry>
          </draw:custom-shape>
          <draw:custom-shape draw:z-index="16" draw:name="Freeform: Shape 17" draw:style-name="gr1" draw:text-style-name="P1" svg:width="8.14pt" svg:height="6.12pt" svg:x="949.66pt" svg:y="113.39pt">
            <text:p/>
            <draw:enhanced-geometry svg:viewBox="0 0 21600 21600" draw:text-areas="?f9 ?f18 ?f15 ?f20" draw:glue-points="?f7 ?f17 ?f9 ?f18 ?f17 ?f19 ?f18 ?f19 ?f19 ?f19 ?f21 ?f18" draw:type="non-primitive" draw:modifiers="10800" draw:enhanced-path="M ?f7 ?f4 L ?f5 ?f5 ?f4 ?f5 Z N">
              <draw:equation draw:name="f0" draw:formula="left"/>
              <draw:equation draw:name="f1" draw:formula="right"/>
              <draw:equation draw:name="f2" draw:formula="?f1 - ?f0"/>
              <draw:equation draw:name="f3" draw:formula="?f2 / 21600"/>
              <draw:equation draw:name="f4" draw:formula="0"/>
              <draw:equation draw:name="f5" draw:formula="21600"/>
              <draw:equation draw:name="f6" draw:formula="?f5 - ?f4"/>
              <draw:equation draw:name="f7" draw:formula="$0"/>
              <draw:equation draw:name="f8" draw:formula="?f6 / 21600"/>
              <draw:equation draw:name="f9" draw:formula="?f7 / 2"/>
              <draw:equation draw:name="f10" draw:formula="21600 - ?f7"/>
              <draw:equation draw:name="f11" draw:formula="18000 * ?f8"/>
              <draw:equation draw:name="f12" draw:formula="10800 * ?f8"/>
              <draw:equation draw:name="f13" draw:formula="0 * ?f8"/>
              <draw:equation draw:name="f14" draw:formula="21600 * ?f8"/>
              <draw:equation draw:name="f15" draw:formula="?f9 + 10800"/>
              <draw:equation draw:name="f16" draw:formula="?f10 / 2"/>
              <draw:equation draw:name="f17" draw:formula="?f13 / ?f8"/>
              <draw:equation draw:name="f18" draw:formula="?f12 / ?f8"/>
              <draw:equation draw:name="f19" draw:formula="?f14 / ?f8"/>
              <draw:equation draw:name="f20" draw:formula="?f11 / ?f8"/>
              <draw:equation draw:name="f21" draw:formula="21600 - ?f16"/>
              <draw:equation draw:name="f22" draw:formula="$0 / ?f3"/>
              <draw:handle draw:handle-position="$0 ?f17" draw:handle-range-x-minimum="0" draw:handle-range-x-maximum="21600"/>
            </draw:enhanced-geometry>
          </draw:custom-shape>
          <draw:custom-shape draw:z-index="17" draw:name="Freeform: Shape 18" draw:style-name="gr1" draw:text-style-name="P1" svg:width="8.14pt" svg:height="6.12pt" svg:x="587.88pt" svg:y="41.44pt">
            <text:p/>
            <draw:enhanced-geometry svg:viewBox="0 0 21600 21600" draw:text-areas="?f9 ?f18 ?f15 ?f20" draw:glue-points="?f7 ?f17 ?f9 ?f18 ?f17 ?f19 ?f18 ?f19 ?f19 ?f19 ?f21 ?f18" draw:type="non-primitive" draw:modifiers="10800" draw:enhanced-path="M ?f7 ?f4 L ?f5 ?f5 ?f4 ?f5 Z N">
              <draw:equation draw:name="f0" draw:formula="left"/>
              <draw:equation draw:name="f1" draw:formula="right"/>
              <draw:equation draw:name="f2" draw:formula="?f1 - ?f0"/>
              <draw:equation draw:name="f3" draw:formula="?f2 / 21600"/>
              <draw:equation draw:name="f4" draw:formula="0"/>
              <draw:equation draw:name="f5" draw:formula="21600"/>
              <draw:equation draw:name="f6" draw:formula="?f5 - ?f4"/>
              <draw:equation draw:name="f7" draw:formula="$0"/>
              <draw:equation draw:name="f8" draw:formula="?f6 / 21600"/>
              <draw:equation draw:name="f9" draw:formula="?f7 / 2"/>
              <draw:equation draw:name="f10" draw:formula="21600 - ?f7"/>
              <draw:equation draw:name="f11" draw:formula="18000 * ?f8"/>
              <draw:equation draw:name="f12" draw:formula="10800 * ?f8"/>
              <draw:equation draw:name="f13" draw:formula="0 * ?f8"/>
              <draw:equation draw:name="f14" draw:formula="21600 * ?f8"/>
              <draw:equation draw:name="f15" draw:formula="?f9 + 10800"/>
              <draw:equation draw:name="f16" draw:formula="?f10 / 2"/>
              <draw:equation draw:name="f17" draw:formula="?f13 / ?f8"/>
              <draw:equation draw:name="f18" draw:formula="?f12 / ?f8"/>
              <draw:equation draw:name="f19" draw:formula="?f14 / ?f8"/>
              <draw:equation draw:name="f20" draw:formula="?f11 / ?f8"/>
              <draw:equation draw:name="f21" draw:formula="21600 - ?f16"/>
              <draw:equation draw:name="f22" draw:formula="$0 / ?f3"/>
              <draw:handle draw:handle-position="$0 ?f17" draw:handle-range-x-minimum="0" draw:handle-range-x-maximum="21600"/>
            </draw:enhanced-geometry>
          </draw:custom-shape>
          <draw:custom-shape draw:z-index="18" draw:name="Freeform: Shape 19" draw:style-name="gr1" draw:text-style-name="P1" svg:width="8.14pt" svg:height="6.12pt" svg:x="802.83pt" svg:y="99.38pt">
            <text:p/>
            <draw:enhanced-geometry svg:viewBox="0 0 21600 21600" draw:text-areas="?f9 ?f18 ?f15 ?f20" draw:glue-points="?f7 ?f17 ?f9 ?f18 ?f17 ?f19 ?f18 ?f19 ?f19 ?f19 ?f21 ?f18" draw:type="non-primitive" draw:modifiers="10800" draw:enhanced-path="M ?f7 ?f4 L ?f5 ?f5 ?f4 ?f5 Z N">
              <draw:equation draw:name="f0" draw:formula="left"/>
              <draw:equation draw:name="f1" draw:formula="right"/>
              <draw:equation draw:name="f2" draw:formula="?f1 - ?f0"/>
              <draw:equation draw:name="f3" draw:formula="?f2 / 21600"/>
              <draw:equation draw:name="f4" draw:formula="0"/>
              <draw:equation draw:name="f5" draw:formula="21600"/>
              <draw:equation draw:name="f6" draw:formula="?f5 - ?f4"/>
              <draw:equation draw:name="f7" draw:formula="$0"/>
              <draw:equation draw:name="f8" draw:formula="?f6 / 21600"/>
              <draw:equation draw:name="f9" draw:formula="?f7 / 2"/>
              <draw:equation draw:name="f10" draw:formula="21600 - ?f7"/>
              <draw:equation draw:name="f11" draw:formula="18000 * ?f8"/>
              <draw:equation draw:name="f12" draw:formula="10800 * ?f8"/>
              <draw:equation draw:name="f13" draw:formula="0 * ?f8"/>
              <draw:equation draw:name="f14" draw:formula="21600 * ?f8"/>
              <draw:equation draw:name="f15" draw:formula="?f9 + 10800"/>
              <draw:equation draw:name="f16" draw:formula="?f10 / 2"/>
              <draw:equation draw:name="f17" draw:formula="?f13 / ?f8"/>
              <draw:equation draw:name="f18" draw:formula="?f12 / ?f8"/>
              <draw:equation draw:name="f19" draw:formula="?f14 / ?f8"/>
              <draw:equation draw:name="f20" draw:formula="?f11 / ?f8"/>
              <draw:equation draw:name="f21" draw:formula="21600 - ?f16"/>
              <draw:equation draw:name="f22" draw:formula="$0 / ?f3"/>
              <draw:handle draw:handle-position="$0 ?f17" draw:handle-range-x-minimum="0" draw:handle-range-x-maximum="21600"/>
            </draw:enhanced-geometry>
          </draw:custom-shape>
          <draw:custom-shape draw:z-index="19" draw:name="Freeform: Shape 20" draw:style-name="gr1" draw:text-style-name="P1" svg:width="8.14pt" svg:height="6.12pt" svg:x="910.54pt" svg:y="127.73pt">
            <text:p/>
            <draw:enhanced-geometry svg:viewBox="0 0 21600 21600" draw:text-areas="?f9 ?f18 ?f15 ?f20" draw:glue-points="?f7 ?f17 ?f9 ?f18 ?f17 ?f19 ?f18 ?f19 ?f19 ?f19 ?f21 ?f18" draw:type="non-primitive" draw:modifiers="10800" draw:enhanced-path="M ?f7 ?f4 L ?f5 ?f5 ?f4 ?f5 Z N">
              <draw:equation draw:name="f0" draw:formula="left"/>
              <draw:equation draw:name="f1" draw:formula="right"/>
              <draw:equation draw:name="f2" draw:formula="?f1 - ?f0"/>
              <draw:equation draw:name="f3" draw:formula="?f2 / 21600"/>
              <draw:equation draw:name="f4" draw:formula="0"/>
              <draw:equation draw:name="f5" draw:formula="21600"/>
              <draw:equation draw:name="f6" draw:formula="?f5 - ?f4"/>
              <draw:equation draw:name="f7" draw:formula="$0"/>
              <draw:equation draw:name="f8" draw:formula="?f6 / 21600"/>
              <draw:equation draw:name="f9" draw:formula="?f7 / 2"/>
              <draw:equation draw:name="f10" draw:formula="21600 - ?f7"/>
              <draw:equation draw:name="f11" draw:formula="18000 * ?f8"/>
              <draw:equation draw:name="f12" draw:formula="10800 * ?f8"/>
              <draw:equation draw:name="f13" draw:formula="0 * ?f8"/>
              <draw:equation draw:name="f14" draw:formula="21600 * ?f8"/>
              <draw:equation draw:name="f15" draw:formula="?f9 + 10800"/>
              <draw:equation draw:name="f16" draw:formula="?f10 / 2"/>
              <draw:equation draw:name="f17" draw:formula="?f13 / ?f8"/>
              <draw:equation draw:name="f18" draw:formula="?f12 / ?f8"/>
              <draw:equation draw:name="f19" draw:formula="?f14 / ?f8"/>
              <draw:equation draw:name="f20" draw:formula="?f11 / ?f8"/>
              <draw:equation draw:name="f21" draw:formula="21600 - ?f16"/>
              <draw:equation draw:name="f22" draw:formula="$0 / ?f3"/>
              <draw:handle draw:handle-position="$0 ?f17" draw:handle-range-x-minimum="0" draw:handle-range-x-maximum="21600"/>
            </draw:enhanced-geometry>
          </draw:custom-shape>
          <draw:custom-shape draw:z-index="20" draw:name="Freeform: Shape 21" draw:style-name="gr1" draw:text-style-name="P1" svg:width="8.14pt" svg:height="6.12pt" svg:x="1174.17pt" svg:y="170.25pt">
            <text:p/>
            <draw:enhanced-geometry svg:viewBox="0 0 21600 21600" draw:text-areas="?f9 ?f18 ?f15 ?f20" draw:glue-points="?f7 ?f17 ?f9 ?f18 ?f17 ?f19 ?f18 ?f19 ?f19 ?f19 ?f21 ?f18" draw:type="non-primitive" draw:modifiers="10800" draw:enhanced-path="M ?f7 ?f4 L ?f5 ?f5 ?f4 ?f5 Z N">
              <draw:equation draw:name="f0" draw:formula="left"/>
              <draw:equation draw:name="f1" draw:formula="right"/>
              <draw:equation draw:name="f2" draw:formula="?f1 - ?f0"/>
              <draw:equation draw:name="f3" draw:formula="?f2 / 21600"/>
              <draw:equation draw:name="f4" draw:formula="0"/>
              <draw:equation draw:name="f5" draw:formula="21600"/>
              <draw:equation draw:name="f6" draw:formula="?f5 - ?f4"/>
              <draw:equation draw:name="f7" draw:formula="$0"/>
              <draw:equation draw:name="f8" draw:formula="?f6 / 21600"/>
              <draw:equation draw:name="f9" draw:formula="?f7 / 2"/>
              <draw:equation draw:name="f10" draw:formula="21600 - ?f7"/>
              <draw:equation draw:name="f11" draw:formula="18000 * ?f8"/>
              <draw:equation draw:name="f12" draw:formula="10800 * ?f8"/>
              <draw:equation draw:name="f13" draw:formula="0 * ?f8"/>
              <draw:equation draw:name="f14" draw:formula="21600 * ?f8"/>
              <draw:equation draw:name="f15" draw:formula="?f9 + 10800"/>
              <draw:equation draw:name="f16" draw:formula="?f10 / 2"/>
              <draw:equation draw:name="f17" draw:formula="?f13 / ?f8"/>
              <draw:equation draw:name="f18" draw:formula="?f12 / ?f8"/>
              <draw:equation draw:name="f19" draw:formula="?f14 / ?f8"/>
              <draw:equation draw:name="f20" draw:formula="?f11 / ?f8"/>
              <draw:equation draw:name="f21" draw:formula="21600 - ?f16"/>
              <draw:equation draw:name="f22" draw:formula="$0 / ?f3"/>
              <draw:handle draw:handle-position="$0 ?f17" draw:handle-range-x-minimum="0" draw:handle-range-x-maximum="21600"/>
            </draw:enhanced-geometry>
          </draw:custom-shape>
          <draw:custom-shape draw:z-index="21" draw:name="Freeform: Shape 22" draw:style-name="gr1" draw:text-style-name="P1" svg:width="8.14pt" svg:height="6.12pt" svg:x="1074.95pt" svg:y="184.42pt">
            <text:p/>
            <draw:enhanced-geometry svg:viewBox="0 0 21600 21600" draw:text-areas="?f9 ?f18 ?f15 ?f20" draw:glue-points="?f7 ?f17 ?f9 ?f18 ?f17 ?f19 ?f18 ?f19 ?f19 ?f19 ?f21 ?f18" draw:type="non-primitive" draw:modifiers="10800" draw:enhanced-path="M ?f7 ?f4 L ?f5 ?f5 ?f4 ?f5 Z N">
              <draw:equation draw:name="f0" draw:formula="left"/>
              <draw:equation draw:name="f1" draw:formula="right"/>
              <draw:equation draw:name="f2" draw:formula="?f1 - ?f0"/>
              <draw:equation draw:name="f3" draw:formula="?f2 / 21600"/>
              <draw:equation draw:name="f4" draw:formula="0"/>
              <draw:equation draw:name="f5" draw:formula="21600"/>
              <draw:equation draw:name="f6" draw:formula="?f5 - ?f4"/>
              <draw:equation draw:name="f7" draw:formula="$0"/>
              <draw:equation draw:name="f8" draw:formula="?f6 / 21600"/>
              <draw:equation draw:name="f9" draw:formula="?f7 / 2"/>
              <draw:equation draw:name="f10" draw:formula="21600 - ?f7"/>
              <draw:equation draw:name="f11" draw:formula="18000 * ?f8"/>
              <draw:equation draw:name="f12" draw:formula="10800 * ?f8"/>
              <draw:equation draw:name="f13" draw:formula="0 * ?f8"/>
              <draw:equation draw:name="f14" draw:formula="21600 * ?f8"/>
              <draw:equation draw:name="f15" draw:formula="?f9 + 10800"/>
              <draw:equation draw:name="f16" draw:formula="?f10 / 2"/>
              <draw:equation draw:name="f17" draw:formula="?f13 / ?f8"/>
              <draw:equation draw:name="f18" draw:formula="?f12 / ?f8"/>
              <draw:equation draw:name="f19" draw:formula="?f14 / ?f8"/>
              <draw:equation draw:name="f20" draw:formula="?f11 / ?f8"/>
              <draw:equation draw:name="f21" draw:formula="21600 - ?f16"/>
              <draw:equation draw:name="f22" draw:formula="$0 / ?f3"/>
              <draw:handle draw:handle-position="$0 ?f17" draw:handle-range-x-minimum="0" draw:handle-range-x-maximum="21600"/>
            </draw:enhanced-geometry>
          </draw:custom-shape>
          <draw:custom-shape draw:z-index="22" draw:name="Freeform: Shape 23" draw:style-name="gr1" draw:text-style-name="P1" svg:width="8.25pt" svg:height="11.4pt" svg:x="1083.46pt" svg:y="181.59pt">
            <text:p/>
            <draw:enhanced-geometry svg:viewBox="0 0 21600 21600" draw:text-areas="?f13 ?f13 ?f14 ?f14" draw:glue-points="?f10 ?f11 ?f11 ?f10 ?f10 ?f12 ?f12 ?f10" draw:type="non-primitive" draw:enhanced-path="M ?f2 ?f0 L ?f1 ?f2 ?f2 ?f1 ?f0 ?f2 ?f2 ?f0 Z N">
              <draw:equation draw:name="f0" draw:formula="0"/>
              <draw:equation draw:name="f1" draw:formula="21600"/>
              <draw:equation draw:name="f2" draw:formula="10800"/>
              <draw:equation draw:name="f3" draw:formula="?f1 - ?f0"/>
              <draw:equation draw:name="f4" draw:formula="?f3 / 21600"/>
              <draw:equation draw:name="f5" draw:formula="5400 * ?f4"/>
              <draw:equation draw:name="f6" draw:formula="16200 * ?f4"/>
              <draw:equation draw:name="f7" draw:formula="10800 * ?f4"/>
              <draw:equation draw:name="f8" draw:formula="0 * ?f4"/>
              <draw:equation draw:name="f9" draw:formula="21600 * ?f4"/>
              <draw:equation draw:name="f10" draw:formula="?f7 / ?f4"/>
              <draw:equation draw:name="f11" draw:formula="?f8 / ?f4"/>
              <draw:equation draw:name="f12" draw:formula="?f9 / ?f4"/>
              <draw:equation draw:name="f13" draw:formula="?f5 / ?f4"/>
              <draw:equation draw:name="f14" draw:formula="?f6 / ?f4"/>
            </draw:enhanced-geometry>
          </draw:custom-shape>
          <draw:custom-shape draw:z-index="23" draw:name="Freeform: Shape 24" draw:style-name="gr1" draw:text-style-name="P1" svg:width="8.25pt" svg:height="11.4pt" svg:x="1182.67pt" svg:y="167.41pt">
            <text:p/>
            <draw:enhanced-geometry svg:viewBox="0 0 21600 21600" draw:text-areas="?f13 ?f13 ?f14 ?f14" draw:glue-points="?f10 ?f11 ?f11 ?f10 ?f10 ?f12 ?f12 ?f10" draw:type="non-primitive" draw:enhanced-path="M ?f2 ?f0 L ?f1 ?f2 ?f2 ?f1 ?f0 ?f2 ?f2 ?f0 Z N">
              <draw:equation draw:name="f0" draw:formula="0"/>
              <draw:equation draw:name="f1" draw:formula="21600"/>
              <draw:equation draw:name="f2" draw:formula="10800"/>
              <draw:equation draw:name="f3" draw:formula="?f1 - ?f0"/>
              <draw:equation draw:name="f4" draw:formula="?f3 / 21600"/>
              <draw:equation draw:name="f5" draw:formula="5400 * ?f4"/>
              <draw:equation draw:name="f6" draw:formula="16200 * ?f4"/>
              <draw:equation draw:name="f7" draw:formula="10800 * ?f4"/>
              <draw:equation draw:name="f8" draw:formula="0 * ?f4"/>
              <draw:equation draw:name="f9" draw:formula="21600 * ?f4"/>
              <draw:equation draw:name="f10" draw:formula="?f7 / ?f4"/>
              <draw:equation draw:name="f11" draw:formula="?f8 / ?f4"/>
              <draw:equation draw:name="f12" draw:formula="?f9 / ?f4"/>
              <draw:equation draw:name="f13" draw:formula="?f5 / ?f4"/>
              <draw:equation draw:name="f14" draw:formula="?f6 / ?f4"/>
            </draw:enhanced-geometry>
          </draw:custom-shape>
        </table:shapes>
        <table:table-column table:style-name="co28" table:default-cell-style-name="ce90"/>
        <table:table-column table:style-name="co27" table:number-columns-repeated="35" table:default-cell-style-name="ce90"/>
        <table:table-column table:style-name="co29" table:default-cell-style-name="ce90"/>
        <table:table-column table:style-name="co10" table:number-columns-repeated="2" table:default-cell-style-name="ce90"/>
        <table:table-column table:style-name="co6" table:number-columns-repeated="975" table:default-cell-style-name="ce90"/>
        <table:table-column table:style-name="co7" table:number-columns-repeated="10" table:default-cell-style-name="ce90"/>
        <table:table-row table:style-name="ro1">
          <table:table-cell/>
          <table:table-cell table:style-name="ce12" office:value-type="date" office:date-value="2019-08-26" calcext:value-type="date" table:number-columns-spanned="3" table:number-rows-spanned="1">
            <text:p>08/26/19</text:p>
          </table:table-cell>
          <table:covered-table-cell table:number-columns-repeated="2"/>
          <table:table-cell table:number-columns-repeated="4"/>
          <table:table-cell table:style-name="ce12" office:value-type="date" office:date-value="2019-10-14" calcext:value-type="date" table:number-columns-spanned="3" table:number-rows-spanned="1">
            <text:p>10/14/19</text:p>
          </table:table-cell>
          <table:covered-table-cell table:number-columns-repeated="2"/>
          <table:table-cell table:number-columns-repeated="5"/>
          <table:table-cell table:style-name="ce12" office:value-type="date" office:date-value="2019-12-09" calcext:value-type="date" table:number-columns-spanned="3" table:number-rows-spanned="1">
            <text:p>12/09/19</text:p>
          </table:table-cell>
          <table:covered-table-cell table:number-columns-repeated="2"/>
          <table:table-cell/>
          <table:table-cell table:style-name="ce12" office:value-type="date" office:date-value="2020-01-06" calcext:value-type="date" table:number-columns-spanned="3" table:number-rows-spanned="1">
            <text:p>01/06/20</text:p>
          </table:table-cell>
          <table:covered-table-cell table:number-columns-repeated="2"/>
          <table:table-cell table:number-columns-repeated="4"/>
          <table:table-cell table:style-name="ce12" office:value-type="date" office:date-value="2020-02-24" calcext:value-type="date" table:number-columns-spanned="3" table:number-rows-spanned="1">
            <text:p>02/24/20</text:p>
          </table:table-cell>
          <table:covered-table-cell table:number-columns-repeated="2"/>
          <table:table-cell table:number-columns-repeated="6"/>
          <table:table-cell table:style-name="ce2" office:value-type="date" office:date-value="2020-05-01" calcext:value-type="date">
            <text:p>05/01/20</text:p>
          </table:table-cell>
          <table:table-cell table:number-columns-repeated="987"/>
        </table:table-row>
        <table:table-row table:style-name="ro1">
          <table:table-cell table:style-name="ce9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99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ocumentation</text:p>
          </table:table-cell>
          <table:table-cell table:style-name="ce7" table:number-columns-repeated="36"/>
          <table:table-cell table:number-columns-repeated="987"/>
        </table:table-row>
        <table:table-row table:style-name="ro1">
          <table:table-cell office:value-type="string" calcext:value-type="string">
            <text:p>Research and purchase products</text:p>
          </table:table-cell>
          <table:table-cell table:style-name="ce7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Test LoRa range</text:p>
          </table:table-cell>
          <table:table-cell table:number-columns-repeated="9"/>
          <table:table-cell table:style-name="ce7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Determine needed data</text:p>
          </table:table-cell>
          <table:table-cell table:number-columns-repeated="9"/>
          <table:table-cell table:style-name="ce7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Test sensors</text:p>
          </table:table-cell>
          <table:table-cell table:number-columns-repeated="9"/>
          <table:table-cell table:style-name="ce7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Calculate power usage, research and purchase power solution</text:p>
          </table:table-cell>
          <table:table-cell table:number-columns-repeated="12"/>
          <table:table-cell table:style-name="ce7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Design and develop mesh network, simulation environment, and units</text:p>
          </table:table-cell>
          <table:table-cell table:number-columns-repeated="12"/>
          <table:table-cell table:style-name="ce7" table:number-columns-repeated="15"/>
          <table:table-cell table:number-columns-repeated="996"/>
        </table:table-row>
        <table:table-row table:style-name="ro1">
          <table:table-cell office:value-type="string" calcext:value-type="string">
            <text:p>Installation</text:p>
          </table:table-cell>
          <table:table-cell table:number-columns-repeated="23"/>
          <table:table-cell table:style-name="ce7" table:number-columns-repeated="2"/>
          <table:table-cell table:style-name="ce99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25"/>
          <table:table-cell table:style-name="ce7" table:number-columns-repeated="6"/>
          <table:table-cell table:number-columns-repeated="992"/>
        </table:table-row>
        <table:table-row table:style-name="ro1">
          <table:table-cell office:value-type="string" calcext:value-type="string">
            <text:p>Prepare for expo</text:p>
          </table:table-cell>
          <table:table-cell table:number-columns-repeated="31"/>
          <table:table-cell table:style-name="ce7" table:number-columns-repeated="5"/>
          <table:table-cell table:number-columns-repeated="987"/>
        </table:table-row>
        <table:table-row table:style-name="ro1">
          <table:table-cell office:value-type="string" calcext:value-type="string">
            <text:p>Wiki</text:p>
          </table:table-cell>
          <table:table-cell table:number-columns-repeated="20"/>
          <table:table-cell table:style-name="ce7" table:number-columns-repeated="16"/>
          <table:table-cell table:number-columns-repeated="987"/>
        </table:table-row>
        <table:table-row table:style-name="ro1">
          <table:table-cell office:value-type="string" calcext:value-type="string">
            <text:p>Encryption</text:p>
          </table:table-cell>
          <table:table-cell table:number-columns-repeated="20"/>
          <table:table-cell table:style-name="ce7" table:number-columns-repeated="13"/>
          <table:table-cell table:number-columns-repeated="99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nagement_Summary" table:style-name="ta1">
        <table:table-column table:style-name="co6" table:default-cell-style-name="ce90"/>
        <table:table-column table:style-name="co11" table:number-columns-repeated="3" table:default-cell-style-name="ce90"/>
        <table:table-column table:style-name="co30" table:default-cell-style-name="ce90"/>
        <table:table-column table:style-name="co11" table:number-columns-repeated="3" table:default-cell-style-name="ce90"/>
        <table:table-column table:style-name="co30" table:default-cell-style-name="ce90"/>
        <table:table-column table:style-name="co31" table:number-columns-repeated="2" table:default-cell-style-name="ce90"/>
        <table:table-column table:style-name="co32" table:default-cell-style-name="ce90"/>
        <table:table-column table:style-name="co30" table:default-cell-style-name="ce90"/>
        <table:table-column table:style-name="co31" table:number-columns-repeated="2" table:default-cell-style-name="ce90"/>
        <table:table-column table:style-name="co33" table:default-cell-style-name="ce90"/>
        <table:table-column table:style-name="co6" table:number-columns-repeated="1007" table:default-cell-style-name="ce90"/>
        <table:table-column table:style-name="co7" table:default-cell-style-name="ce90"/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3"/>
          <table:table-cell table:style-name="ce34" office:value-type="string" calcext:value-type="string" table:number-columns-spanned="3" table:number-rows-spanned="1">
            <text:p>Coding</text:p>
          </table:table-cell>
          <table:covered-table-cell table:number-columns-repeated="2"/>
          <table:table-cell/>
          <table:table-cell table:style-name="ce34" office:value-type="string" calcext:value-type="string" table:number-columns-spanned="3" table:number-rows-spanned="1">
            <text:p>Meetings</text:p>
          </table:table-cell>
          <table:covered-table-cell table:number-columns-repeated="2"/>
          <table:table-cell/>
          <table:table-cell table:style-name="ce34" office:value-type="string" calcext:value-type="string" table:number-columns-spanned="3" table:number-rows-spanned="1">
            <text:p>Systems Analysis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Budgeted</text:p>
          </table:table-cell>
          <table:table-cell table:style-name="ce109" office:value-type="string" calcext:value-type="string">
            <text:p>Actual</text:p>
          </table:table-cell>
          <table:table-cell table:style-name="ce113" office:value-type="string" calcext:value-type="string">
            <text:p>Deficit</text:p>
          </table:table-cell>
          <table:table-cell table:style-name="ce99"/>
          <table:table-cell table:style-name="ce17" office:value-type="string" calcext:value-type="string">
            <text:p>Budgeted</text:p>
          </table:table-cell>
          <table:table-cell table:style-name="ce120" office:value-type="string" calcext:value-type="string">
            <text:p>Actual</text:p>
          </table:table-cell>
          <table:table-cell table:style-name="ce122" office:value-type="string" calcext:value-type="string">
            <text:p>Deficit</text:p>
          </table:table-cell>
          <table:table-cell/>
          <table:table-cell table:style-name="ce17" office:value-type="string" calcext:value-type="string">
            <text:p>Budgeted</text:p>
          </table:table-cell>
          <table:table-cell table:style-name="ce120" office:value-type="string" calcext:value-type="string">
            <text:p>Actual</text:p>
          </table:table-cell>
          <table:table-cell table:style-name="ce122" office:value-type="string" calcext:value-type="string">
            <text:p>Deficit</text:p>
          </table:table-cell>
          <table:table-cell/>
          <table:table-cell table:style-name="ce14" office:value-type="string" calcext:value-type="string">
            <text:p>Budgeted</text:p>
          </table:table-cell>
          <table:table-cell table:style-name="ce109" office:value-type="string" calcext:value-type="string">
            <text:p>Actual</text:p>
          </table:table-cell>
          <table:table-cell table:style-name="ce113" office:value-type="string" calcext:value-type="string">
            <text:p>Deficit</text:p>
          </table:table-cell>
          <table:table-cell table:number-columns-repeated="1008"/>
        </table:table-row>
        <table:table-row table:style-name="ro1">
          <table:table-cell table:style-name="ce102" office:value-type="string" calcext:value-type="string">
            <text:p>Nikolai</text:p>
          </table:table-cell>
          <table:table-cell table:style-name="ce21" table:formula="of:=([.F4]+[.J4] +[.N4])" office:value-type="float" office:value="11700" calcext:value-type="float">
            <text:p>$11,700.00 </text:p>
          </table:table-cell>
          <table:table-cell table:style-name="ce22" table:formula="of:=([.G4]+[.K4] +[.O4])" office:value-type="float" office:value="31400" calcext:value-type="float">
            <text:p>$31,400.00 </text:p>
          </table:table-cell>
          <table:table-cell table:style-name="ce23" table:formula="of:=([.B4]-[.C4])" office:value-type="float" office:value="-19700" calcext:value-type="float">
            <text:p>($19,700.00)</text:p>
          </table:table-cell>
          <table:table-cell table:style-name="ce99"/>
          <table:table-cell table:style-name="ce24" table:formula="of:=([Gantt.$B10])*100" office:value-type="float" office:value="9000" calcext:value-type="float">
            <text:p>$9,000.00 </text:p>
          </table:table-cell>
          <table:table-cell table:style-name="ce25" table:formula="of:=([Gantt.$C10])*100" office:value-type="float" office:value="30400" calcext:value-type="float">
            <text:p>$30,400.00 </text:p>
          </table:table-cell>
          <table:table-cell table:style-name="ce26" table:formula="of:=([.F4]-[.G4])" office:value-type="float" office:value="-21400" calcext:value-type="float">
            <text:p>($21,400.00)</text:p>
          </table:table-cell>
          <table:table-cell/>
          <table:table-cell table:style-name="ce21" office:value-type="float" office:value="1000" calcext:value-type="float">
            <text:p>$1,000.00 </text:p>
          </table:table-cell>
          <table:table-cell table:style-name="ce22" table:formula="of:=[Meetings.B4]*100" office:value-type="float" office:value="1000" calcext:value-type="float">
            <text:p>$1,000.00 </text:p>
          </table:table-cell>
          <table:table-cell table:style-name="ce23" table:formula="of:=([.J4]-[.K4])" office:value-type="float" office:value="0" calcext:value-type="float">
            <text:p>$0.00 </text:p>
          </table:table-cell>
          <table:table-cell/>
          <table:table-cell table:style-name="ce21" table:formula="of:=([SA.C8])*100" office:value-type="float" office:value="1700" calcext:value-type="float">
            <text:p>$1,700.00 </text:p>
          </table:table-cell>
          <table:table-cell table:style-name="ce22" table:formula="of:=([SA.E9])*100" office:value-type="float" office:value="0" calcext:value-type="float">
            <text:p>$0.00 </text:p>
          </table:table-cell>
          <table:table-cell table:style-name="ce23" table:formula="of:=([.N4]-[.O4])" office:value-type="float" office:value="1700" calcext:value-type="float">
            <text:p>$1,700.00 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Tyrel</text:p>
          </table:table-cell>
          <table:table-cell table:style-name="ce24" table:formula="of:=([.F5]+[.J5] +[.N5])" office:value-type="float" office:value="10800" calcext:value-type="float">
            <text:p>$10,800.00 </text:p>
          </table:table-cell>
          <table:table-cell table:style-name="ce25" table:formula="of:=([.G5]+[.K5] +[.O5])" office:value-type="float" office:value="25100" calcext:value-type="float">
            <text:p>$25,100.00 </text:p>
          </table:table-cell>
          <table:table-cell table:style-name="ce26" table:formula="of:=([.B5]-[.C5])" office:value-type="float" office:value="-14300" calcext:value-type="float">
            <text:p>($14,300.00)</text:p>
          </table:table-cell>
          <table:table-cell table:style-name="ce99"/>
          <table:table-cell table:style-name="ce24" table:formula="of:=([Gantt.$B21])*100" office:value-type="float" office:value="8200" calcext:value-type="float">
            <text:p>$8,200.00 </text:p>
          </table:table-cell>
          <table:table-cell table:style-name="ce25" table:formula="of:=([Gantt.$C21])*100" office:value-type="float" office:value="24200" calcext:value-type="float">
            <text:p>$24,200.00 </text:p>
          </table:table-cell>
          <table:table-cell table:style-name="ce26" table:formula="of:=([.F5]-[.G5])" office:value-type="float" office:value="-16000" calcext:value-type="float">
            <text:p>($16,000.00)</text:p>
          </table:table-cell>
          <table:table-cell/>
          <table:table-cell table:style-name="ce24" office:value-type="float" office:value="1000" calcext:value-type="float">
            <text:p>$1,000.00 </text:p>
          </table:table-cell>
          <table:table-cell table:style-name="ce25" table:formula="of:=[Meetings.B5]*100" office:value-type="float" office:value="900" calcext:value-type="float">
            <text:p>$900.00 </text:p>
          </table:table-cell>
          <table:table-cell table:style-name="ce26" table:formula="of:=([.J5]-[.K5])" office:value-type="float" office:value="100" calcext:value-type="float">
            <text:p>$100.00 </text:p>
          </table:table-cell>
          <table:table-cell/>
          <table:table-cell table:style-name="ce24" table:formula="of:=([SA.C17])*100" office:value-type="float" office:value="1600" calcext:value-type="float">
            <text:p>$1,600.00 </text:p>
          </table:table-cell>
          <table:table-cell table:style-name="ce25" table:formula="of:=([SA.E18])*100" office:value-type="float" office:value="0" calcext:value-type="float">
            <text:p>$0.00 </text:p>
          </table:table-cell>
          <table:table-cell table:style-name="ce26" table:formula="of:=([.N5]-[.O5])" office:value-type="float" office:value="1600" calcext:value-type="float">
            <text:p>$1,600.00 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Zane</text:p>
          </table:table-cell>
          <table:table-cell table:style-name="ce24" table:formula="of:=([.F6]+[.J6] +[.N6])" office:value-type="float" office:value="10500" calcext:value-type="float">
            <text:p>$10,500.00 </text:p>
          </table:table-cell>
          <table:table-cell table:style-name="ce25" table:formula="of:=([.G6]+[.K6] +[.O6])" office:value-type="float" office:value="25100" calcext:value-type="float">
            <text:p>$25,100.00 </text:p>
          </table:table-cell>
          <table:table-cell table:style-name="ce26" table:formula="of:=([.B6]-[.C6])" office:value-type="float" office:value="-14600" calcext:value-type="float">
            <text:p>($14,600.00)</text:p>
          </table:table-cell>
          <table:table-cell table:style-name="ce99"/>
          <table:table-cell table:style-name="ce24" table:formula="of:=([Gantt.$B32])*100" office:value-type="float" office:value="7900" calcext:value-type="float">
            <text:p>$7,900.00 </text:p>
          </table:table-cell>
          <table:table-cell table:style-name="ce25" table:formula="of:=([Gantt.$C32])*100" office:value-type="float" office:value="24100" calcext:value-type="float">
            <text:p>$24,100.00 </text:p>
          </table:table-cell>
          <table:table-cell table:style-name="ce26" table:formula="of:=([.F6]-[.G6])" office:value-type="float" office:value="-16200" calcext:value-type="float">
            <text:p>($16,200.00)</text:p>
          </table:table-cell>
          <table:table-cell/>
          <table:table-cell table:style-name="ce24" office:value-type="float" office:value="1000" calcext:value-type="float">
            <text:p>$1,000.00 </text:p>
          </table:table-cell>
          <table:table-cell table:style-name="ce25" table:formula="of:=[Meetings.B6]*100" office:value-type="float" office:value="1000" calcext:value-type="float">
            <text:p>$1,000.00 </text:p>
          </table:table-cell>
          <table:table-cell table:style-name="ce26" table:formula="of:=([.J6]-[.K6])" office:value-type="float" office:value="0" calcext:value-type="float">
            <text:p>$0.00 </text:p>
          </table:table-cell>
          <table:table-cell/>
          <table:table-cell table:style-name="ce24" table:formula="of:=([SA.C26])*100" office:value-type="float" office:value="1600" calcext:value-type="float">
            <text:p>$1,600.00 </text:p>
          </table:table-cell>
          <table:table-cell table:style-name="ce25" table:formula="of:=([SA.E27])*100" office:value-type="float" office:value="0" calcext:value-type="float">
            <text:p>$0.00 </text:p>
          </table:table-cell>
          <table:table-cell table:style-name="ce26" table:formula="of:=([.N6]-[.O6])" office:value-type="float" office:value="1600" calcext:value-type="float">
            <text:p>$1,600.00 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Joel</text:p>
          </table:table-cell>
          <table:table-cell table:style-name="ce24" table:formula="of:=([.F7]+[.J7] +[.N7])" office:value-type="float" office:value="5500" calcext:value-type="float">
            <text:p>$5,500.00 </text:p>
          </table:table-cell>
          <table:table-cell table:style-name="ce25" table:formula="of:=([.G7]+[.K7] +[.O7])" office:value-type="float" office:value="11200" calcext:value-type="float">
            <text:p>$11,200.00 </text:p>
          </table:table-cell>
          <table:table-cell table:style-name="ce26" table:formula="of:=([.B7]-[.C7])" office:value-type="float" office:value="-5700" calcext:value-type="float">
            <text:p>($5,700.00)</text:p>
          </table:table-cell>
          <table:table-cell table:style-name="ce99"/>
          <table:table-cell table:style-name="ce24" table:formula="of:=([Gantt.$B38])*100" office:value-type="float" office:value="5000" calcext:value-type="float">
            <text:p>$5,000.00 </text:p>
          </table:table-cell>
          <table:table-cell table:style-name="ce25" table:formula="of:=([Gantt.$C38])*100" office:value-type="float" office:value="8300" calcext:value-type="float">
            <text:p>$8,300.00 </text:p>
          </table:table-cell>
          <table:table-cell table:style-name="ce26" table:formula="of:=([.F7]-[.G7])" office:value-type="float" office:value="-3300" calcext:value-type="float">
            <text:p>($3,300.00)</text:p>
          </table:table-cell>
          <table:table-cell/>
          <table:table-cell table:style-name="ce24" office:value-type="float" office:value="500" calcext:value-type="float">
            <text:p>$500.00 </text:p>
          </table:table-cell>
          <table:table-cell table:style-name="ce25" table:formula="of:=[Meetings.B8]*100" office:value-type="float" office:value="2900" calcext:value-type="float">
            <text:p>$2,900.00 </text:p>
          </table:table-cell>
          <table:table-cell table:style-name="ce26" table:formula="of:=([.J7]-[.K7])" office:value-type="float" office:value="-2400" calcext:value-type="float">
            <text:p>($2,400.00)</text:p>
          </table:table-cell>
          <table:table-cell/>
          <table:table-cell table:style-name="ce24"/>
          <table:table-cell table:style-name="ce25"/>
          <table:table-cell table:style-name="ce26"/>
          <table:table-cell table:number-columns-repeated="1008"/>
        </table:table-row>
        <table:table-row table:style-name="ro1">
          <table:table-cell table:style-name="ce27" office:value-type="string" calcext:value-type="string">
            <text:p>Total</text:p>
          </table:table-cell>
          <table:table-cell table:style-name="ce28" table:formula="of:=SUM([.B4:.B6])" office:value-type="float" office:value="33000" calcext:value-type="float">
            <text:p>$33,000.00 </text:p>
          </table:table-cell>
          <table:table-cell table:style-name="ce29" table:formula="of:=SUM([.C4:.C6])" office:value-type="float" office:value="81600" calcext:value-type="float">
            <text:p>$81,600.00 </text:p>
          </table:table-cell>
          <table:table-cell table:style-name="ce30" table:formula="of:=SUM([.D4:.D6])" office:value-type="float" office:value="-48600" calcext:value-type="float">
            <text:p>($48,600.00)</text:p>
          </table:table-cell>
          <table:table-cell table:style-name="ce99"/>
          <table:table-cell table:style-name="ce31" table:formula="of:=SUM([.F4:.F6])" office:value-type="float" office:value="25100" calcext:value-type="float">
            <text:p>$25,100.00 </text:p>
          </table:table-cell>
          <table:table-cell table:style-name="ce32" table:formula="of:=SUM([.G4:.G6])" office:value-type="float" office:value="78700" calcext:value-type="float">
            <text:p>$78,700.00 </text:p>
          </table:table-cell>
          <table:table-cell table:style-name="ce33" table:formula="of:=SUM([.H4:.H6])" office:value-type="float" office:value="-53600" calcext:value-type="float">
            <text:p>($53,600.00)</text:p>
          </table:table-cell>
          <table:table-cell/>
          <table:table-cell table:style-name="ce31" table:formula="of:=SUM([.J4:.J6])" office:value-type="float" office:value="3000" calcext:value-type="float">
            <text:p>$3,000.00 </text:p>
          </table:table-cell>
          <table:table-cell table:style-name="ce32" table:formula="of:=SUM([.K4:.K6])" office:value-type="float" office:value="2900" calcext:value-type="float">
            <text:p>$2,900.00 </text:p>
          </table:table-cell>
          <table:table-cell table:style-name="ce33" table:formula="of:=SUM([.L4:.L6])" office:value-type="float" office:value="100" calcext:value-type="float">
            <text:p>$100.00 </text:p>
          </table:table-cell>
          <table:table-cell/>
          <table:table-cell table:style-name="ce28" table:formula="of:=SUM([.N4:.N6])" office:value-type="float" office:value="4900" calcext:value-type="float">
            <text:p>$4,900.00 </text:p>
          </table:table-cell>
          <table:table-cell table:style-name="ce29" table:formula="of:=SUM([.O4:.O6])" office:value-type="float" office:value="0" calcext:value-type="float">
            <text:p>$0.00 </text:p>
          </table:table-cell>
          <table:table-cell table:style-name="ce30" table:formula="of:=SUM([.P4:.P6])" office:value-type="float" office:value="4900" calcext:value-type="float">
            <text:p>$4,900.00 </text:p>
          </table:table-cell>
          <table:table-cell table:number-columns-repeated="1008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etings" table:style-name="ta1">
        <table:table-column table:style-name="co6" table:number-columns-repeated="1023" table:default-cell-style-name="ce90"/>
        <table:table-column table:style-name="co7" table:default-cell-style-name="ce90"/>
        <table:table-row table:style-name="ro1">
          <table:table-cell table:style-name="ce124"/>
          <table:table-cell table:style-name="ce126" office:value-type="string" calcext:value-type="string">
            <text:p>Date</text:p>
          </table:table-cell>
          <table:table-cell table:style-name="ce126" office:value-type="date" office:date-value="2019-08-29" calcext:value-type="date">
            <text:p>Aug 29</text:p>
          </table:table-cell>
          <table:table-cell table:style-name="ce126" office:value-type="date" office:date-value="2019-09-05" calcext:value-type="date">
            <text:p>Sep 05</text:p>
          </table:table-cell>
          <table:table-cell table:style-name="ce126" office:value-type="date" office:date-value="2019-09-12" calcext:value-type="date">
            <text:p>Sep 12</text:p>
          </table:table-cell>
          <table:table-cell table:style-name="ce126" office:value-type="date" office:date-value="2019-09-19" calcext:value-type="date">
            <text:p>Sep 19</text:p>
          </table:table-cell>
          <table:table-cell table:style-name="ce126" office:value-type="date" office:date-value="2019-10-03" calcext:value-type="date">
            <text:p>Oct 03</text:p>
          </table:table-cell>
          <table:table-cell table:style-name="ce126" office:value-type="date" office:date-value="2019-10-10" calcext:value-type="date">
            <text:p>Oct 10</text:p>
          </table:table-cell>
          <table:table-cell table:style-name="ce126" office:value-type="date" office:date-value="2019-10-17" calcext:value-type="date">
            <text:p>Oct 17</text:p>
          </table:table-cell>
          <table:table-cell table:style-name="ce126" office:value-type="date" office:date-value="2019-10-24" calcext:value-type="date">
            <text:p>Oct 24</text:p>
          </table:table-cell>
          <table:table-cell table:style-name="ce126" office:value-type="date" office:date-value="2019-11-05" calcext:value-type="date">
            <text:p>Nov 05</text:p>
          </table:table-cell>
          <table:table-cell table:style-name="ce126" office:value-type="date" office:date-value="2019-11-12" calcext:value-type="date">
            <text:p>Nov 12</text:p>
          </table:table-cell>
          <table:table-cell table:style-name="ce126" office:value-type="date" office:date-value="2019-11-21" calcext:value-type="date">
            <text:p>Nov 21</text:p>
          </table:table-cell>
          <table:table-cell table:style-name="ce126" office:value-type="date" office:date-value="2019-11-28" calcext:value-type="date">
            <text:p>Nov 28</text:p>
          </table:table-cell>
          <table:table-cell table:style-name="ce126" office:value-type="date" office:date-value="2019-12-05" calcext:value-type="date">
            <text:p>Dec 05</text:p>
          </table:table-cell>
          <table:table-cell table:style-name="ce126" office:value-type="date" office:date-value="2019-12-12" calcext:value-type="date">
            <text:p>Dec 12</text:p>
          </table:table-cell>
          <table:table-cell table:style-name="ce124" table:number-columns-repeated="1008"/>
        </table:table-row>
        <table:table-row table:style-name="ro3">
          <table:table-cell/>
          <table:table-cell table:style-name="ce109" office:value-type="string" calcext:value-type="string">
            <text:p>Purpose</text:p>
          </table:table-cell>
          <table:table-cell table:style-name="ce127" office:value-type="string" calcext:value-type="string">
            <text:p>Team Meeting</text:p>
          </table:table-cell>
          <table:table-cell table:style-name="ce127" office:value-type="string" calcext:value-type="string">
            <text:p>First Customer Meeting</text:p>
          </table:table-cell>
          <table:table-cell table:style-name="ce127" office:value-type="string" calcext:value-type="string">
            <text:p>Team Meeting</text:p>
          </table:table-cell>
          <table:table-cell table:style-name="ce127" office:value-type="string" calcext:value-type="string">
            <text:p>Second Customer Meeting</text:p>
          </table:table-cell>
          <table:table-cell table:number-columns-repeated="3" table:style-name="ce127" office:value-type="string" calcext:value-type="string">
            <text:p>Team Meeting</text:p>
          </table:table-cell>
          <table:table-cell table:style-name="ce127" office:value-type="string" calcext:value-type="string">
            <text:p>Teem Meeting</text:p>
          </table:table-cell>
          <table:table-cell table:style-name="ce127" office:value-type="string" calcext:value-type="string">
            <text:p>PDR</text:p>
          </table:table-cell>
          <table:table-cell table:style-name="ce127" office:value-type="string" calcext:value-type="string">
            <text:p>Team Meeting</text:p>
          </table:table-cell>
          <table:table-cell table:style-name="ce127" table:number-columns-repeated="4"/>
          <table:table-cell table:number-columns-repeated="1008"/>
        </table:table-row>
        <table:table-row table:style-name="ro1">
          <table:table-cell/>
          <table:table-cell table:style-name="ce109" office:value-type="string" calcext:value-type="string">
            <text:p>Hours</text:p>
          </table:table-cell>
          <table:table-cell table:number-columns-repeated="14" table:style-name="ce10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09" office:value-type="string" calcext:value-type="string">
            <text:p>Nikolai</text:p>
          </table:table-cell>
          <table:table-cell table:style-name="ce109" table:formula="of:=SUMIF([.C4:.P4];&quot;*ü*&quot;;[.C$3:.AD$3])" office:value-type="float" office:value="10" calcext:value-type="float">
            <text:p>10</text:p>
          </table:table-cell>
          <table:table-cell table:number-columns-repeated="10" table:style-name="ce125" office:value-type="string" calcext:value-type="string">
            <text:p>ü</text:p>
          </table:table-cell>
          <table:table-cell table:style-name="ce125" table:number-columns-repeated="4"/>
          <table:table-cell table:number-columns-repeated="1008"/>
        </table:table-row>
        <table:table-row table:style-name="ro1">
          <table:table-cell table:style-name="ce109" office:value-type="string" calcext:value-type="string">
            <text:p>Tyrel</text:p>
          </table:table-cell>
          <table:table-cell table:style-name="ce109" table:formula="of:=SUMIF([.C5:.P5];&quot;*ü*&quot;;[.C$3:.AD$3])" office:value-type="float" office:value="9" calcext:value-type="float">
            <text:p>9</text:p>
          </table:table-cell>
          <table:table-cell table:number-columns-repeated="8" table:style-name="ce125" office:value-type="string" calcext:value-type="string">
            <text:p>ü</text:p>
          </table:table-cell>
          <table:table-cell/>
          <table:table-cell table:style-name="ce125" office:value-type="string" calcext:value-type="string">
            <text:p>ü</text:p>
          </table:table-cell>
          <table:table-cell table:style-name="ce125" table:number-columns-repeated="4"/>
          <table:table-cell table:number-columns-repeated="1008"/>
        </table:table-row>
        <table:table-row table:style-name="ro1">
          <table:table-cell table:style-name="ce109" office:value-type="string" calcext:value-type="string">
            <text:p>Zane</text:p>
          </table:table-cell>
          <table:table-cell table:style-name="ce109" table:formula="of:=SUMIF([.C6:.P6];&quot;*ü*&quot;;[.C$3:.AD$3])" office:value-type="float" office:value="10" calcext:value-type="float">
            <text:p>10</text:p>
          </table:table-cell>
          <table:table-cell table:number-columns-repeated="10" table:style-name="ce125" office:value-type="string" calcext:value-type="string">
            <text:p>ü</text:p>
          </table:table-cell>
          <table:table-cell table:style-name="ce125" table:number-columns-repeated="4"/>
          <table:table-cell table:number-columns-repeated="1008"/>
        </table:table-row>
        <table:table-row table:style-name="ro1">
          <table:table-cell table:style-name="ce109" office:value-type="string" calcext:value-type="string">
            <text:p>Joel</text:p>
          </table:table-cell>
          <table:table-cell table:style-name="ce109"/>
          <table:table-cell table:style-name="ce125" table:number-columns-repeated="14"/>
          <table:table-cell table:number-columns-repeated="1008"/>
        </table:table-row>
        <table:table-row table:style-name="ro1">
          <table:table-cell table:style-name="ce109" office:value-type="string" calcext:value-type="string">
            <text:p>Total</text:p>
          </table:table-cell>
          <table:table-cell table:style-name="ce109" table:formula="of:=SUM([.B4:.B6])" office:value-type="float" office:value="29" calcext:value-type="float">
            <text:p>29</text:p>
          </table:table-cell>
          <table:table-cell table:style-name="ce109" table:formula="of:=COUNTIF([.C4:.C6];&quot;*ü*&quot;)*[.C3]" office:value-type="float" office:value="3" calcext:value-type="float">
            <text:p>3</text:p>
          </table:table-cell>
          <table:table-cell table:style-name="ce109" table:formula="of:=COUNTIF([.D4:.D6];&quot;*ü*&quot;)*[.D3]" office:value-type="float" office:value="3" calcext:value-type="float">
            <text:p>3</text:p>
          </table:table-cell>
          <table:table-cell table:style-name="ce109" table:formula="of:=COUNTIF([.E4:.E6];&quot;*ü*&quot;)*[.E3]" office:value-type="float" office:value="3" calcext:value-type="float">
            <text:p>3</text:p>
          </table:table-cell>
          <table:table-cell table:style-name="ce109" table:formula="of:=COUNTIF([.F4:.F6];&quot;*ü*&quot;)*[.F3]" office:value-type="float" office:value="3" calcext:value-type="float">
            <text:p>3</text:p>
          </table:table-cell>
          <table:table-cell table:style-name="ce109" table:formula="of:=COUNTIF([.G4:.G6];&quot;*ü*&quot;)*[.G3]" office:value-type="float" office:value="3" calcext:value-type="float">
            <text:p>3</text:p>
          </table:table-cell>
          <table:table-cell table:style-name="ce109" table:formula="of:=COUNTIF([.H4:.H6];&quot;*ü*&quot;)*[.H3]" office:value-type="float" office:value="3" calcext:value-type="float">
            <text:p>3</text:p>
          </table:table-cell>
          <table:table-cell table:style-name="ce109" table:formula="of:=COUNTIF([.I4:.I6];&quot;*ü*&quot;)*[.I3]" office:value-type="float" office:value="3" calcext:value-type="float">
            <text:p>3</text:p>
          </table:table-cell>
          <table:table-cell table:style-name="ce109" table:formula="of:=COUNTIF([.J4:.J6];&quot;*ü*&quot;)*[.J3]" office:value-type="float" office:value="3" calcext:value-type="float">
            <text:p>3</text:p>
          </table:table-cell>
          <table:table-cell table:style-name="ce109" table:formula="of:=COUNTIF([.K4:.K6];&quot;*ü*&quot;)*[.K3]" office:value-type="float" office:value="2" calcext:value-type="float">
            <text:p>2</text:p>
          </table:table-cell>
          <table:table-cell table:style-name="ce109" table:formula="of:=COUNTIF([.L4:.L6];&quot;*ü*&quot;)*[.L3]" office:value-type="float" office:value="3" calcext:value-type="float">
            <text:p>3</text:p>
          </table:table-cell>
          <table:table-cell table:style-name="ce109" table:formula="of:=COUNTIF([.M4:.M6];&quot;*ü*&quot;)*[.M3]" office:value-type="float" office:value="0" calcext:value-type="float">
            <text:p>0</text:p>
          </table:table-cell>
          <table:table-cell table:style-name="ce109" table:formula="of:=COUNTIF([.N4:.N6];&quot;*ü*&quot;)*[.N3]" office:value-type="float" office:value="0" calcext:value-type="float">
            <text:p>0</text:p>
          </table:table-cell>
          <table:table-cell table:style-name="ce109" table:formula="of:=COUNTIF([.O4:.O6];&quot;*ü*&quot;)*[.O3]" office:value-type="float" office:value="0" calcext:value-type="float">
            <text:p>0</text:p>
          </table:table-cell>
          <table:table-cell table:style-name="ce109" table:formula="of:=COUNTIF([.P4:.P6];&quot;*ü*&quot;)*[.P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9"/>
          <table:table-cell table:number-columns-repeated="1023"/>
        </table:table-row>
        <table:table-row table:style-name="ro1">
          <table:table-cell table:style-name="ce125" office:value-type="string" calcext:value-type="string">
            <text:p>ü</text:p>
          </table:table-cell>
          <table:table-cell table:number-columns-repeated="1023"/>
        </table:table-row>
        <table:table-row table:style-name="ro1">
          <table:table-cell table:style-name="ce125"/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" table:style-name="ta1">
        <table:table-column table:style-name="co16" table:default-cell-style-name="ce90"/>
        <table:table-column table:style-name="co17" table:default-cell-style-name="ce90"/>
        <table:table-column table:style-name="co18" table:default-cell-style-name="ce90"/>
        <table:table-column table:style-name="co19" table:default-cell-style-name="ce90"/>
        <table:table-column table:style-name="co20" table:number-columns-repeated="15" table:default-cell-style-name="ce90"/>
        <table:table-column table:style-name="co6" table:number-columns-repeated="1004" table:default-cell-style-name="ce90"/>
        <table:table-column table:style-name="co7" table:default-cell-style-name="ce90"/>
        <table:table-row table:style-name="ro1">
          <table:table-cell table:style-name="ce128"/>
          <table:table-cell table:style-name="ce132" office:value-type="string" calcext:value-type="string">
            <text:p>Task</text:p>
          </table:table-cell>
          <table:table-cell table:style-name="ce132" office:value-type="string" calcext:value-type="string">
            <text:p>Predicted(hrs)</text:p>
          </table:table-cell>
          <table:table-cell table:style-name="ce136" office:value-type="string" calcext:value-type="string">
            <text:p>spent(hrs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102" office:value-type="string" calcext:value-type="string">
            <text:p>Nikolai</text:p>
          </table:table-cell>
          <table:table-cell table:style-name="ce132" office:value-type="string" calcext:value-type="string">
            <text:p>Technical Specs</text:p>
          </table:table-cell>
          <table:table-cell table:style-name="ce134" office:value-type="float" office:value="5" calcext:value-type="float">
            <text:p>5</text:p>
          </table:table-cell>
          <table:table-cell table:style-name="ce137"/>
          <table:table-cell table:style-name="ce99" table:number-columns-repeated="11"/>
          <table:table-cell table:number-columns-repeated="1009"/>
        </table:table-row>
        <table:table-row table:style-name="ro1">
          <table:table-cell table:style-name="ce129"/>
          <table:table-cell table:style-name="ce109" office:value-type="string" calcext:value-type="string">
            <text:p>Meeting Notes</text:p>
          </table:table-cell>
          <table:table-cell office:value-type="float" office:value="5" calcext:value-type="float">
            <text:p>5</text:p>
          </table:table-cell>
          <table:table-cell table:style-name="ce138"/>
          <table:table-cell table:style-name="ce99" table:number-columns-repeated="11"/>
          <table:table-cell table:number-columns-repeated="1009"/>
        </table:table-row>
        <table:table-row table:style-name="ro1">
          <table:table-cell table:style-name="ce129"/>
          <table:table-cell table:style-name="ce109" office:value-type="string" calcext:value-type="string">
            <text:p>SRS</text:p>
          </table:table-cell>
          <table:table-cell office:value-type="float" office:value="5" calcext:value-type="float">
            <text:p>5</text:p>
          </table:table-cell>
          <table:table-cell table:style-name="ce138"/>
          <table:table-cell table:style-name="ce99" table:number-columns-repeated="11"/>
          <table:table-cell table:number-columns-repeated="1009"/>
        </table:table-row>
        <table:table-row table:style-name="ro1">
          <table:table-cell table:style-name="ce129"/>
          <table:table-cell table:style-name="ce109" office:value-type="string" calcext:value-type="string">
            <text:p>SRS2</text:p>
          </table:table-cell>
          <table:table-cell office:value-type="float" office:value="2" calcext:value-type="float">
            <text:p>2</text:p>
          </table:table-cell>
          <table:table-cell table:style-name="ce138"/>
          <table:table-cell table:style-name="ce99" table:number-columns-repeated="11"/>
          <table:table-cell table:number-columns-repeated="1009"/>
        </table:table-row>
        <table:table-row table:style-name="ro1">
          <table:table-cell table:style-name="ce129"/>
          <table:table-cell table:style-name="ce109"/>
          <table:table-cell/>
          <table:table-cell table:style-name="ce138"/>
          <table:table-cell table:style-name="ce99" table:number-columns-repeated="11"/>
          <table:table-cell table:number-columns-repeated="1009"/>
        </table:table-row>
        <table:table-row table:style-name="ro1">
          <table:table-cell table:style-name="ce130"/>
          <table:table-cell table:style-name="ce120"/>
          <table:table-cell table:style-name="ce135"/>
          <table:table-cell table:style-name="ce139"/>
          <table:table-cell table:style-name="ce99" table:number-columns-repeated="5"/>
          <table:table-cell table:style-name="ce140"/>
          <table:table-cell table:style-name="ce99" table:number-columns-repeated="5"/>
          <table:table-cell table:number-columns-repeated="1009"/>
        </table:table-row>
        <table:table-row table:style-name="ro1">
          <table:table-cell table:style-name="ce131"/>
          <table:table-cell table:style-name="ce109" office:value-type="string" calcext:value-type="string">
            <text:p>Subtotal</text:p>
          </table:table-cell>
          <table:table-cell table:style-name="ce109" table:formula="of:=SUM([.C2:.C7])" office:value-type="float" office:value="17" calcext:value-type="float">
            <text:p>17</text:p>
          </table:table-cell>
          <table:table-cell table:style-name="ce113" table:formula="of:=SUM([.D2:.D7])" office:value-type="float" office:value="0" calcext:value-type="float">
            <text:p>0</text:p>
          </table:table-cell>
          <table:table-cell table:style-name="ce99" table:number-columns-repeated="11"/>
          <table:table-cell table:number-columns-repeated="1009"/>
        </table:table-row>
        <table:table-row table:style-name="ro1">
          <table:table-cell table:style-name="ce102" office:value-type="string" calcext:value-type="string">
            <text:p>Tyrel</text:p>
          </table:table-cell>
          <table:table-cell table:style-name="ce132" office:value-type="string" calcext:value-type="string">
            <text:p>Gantt</text:p>
          </table:table-cell>
          <table:table-cell table:style-name="ce134" office:value-type="float" office:value="5" calcext:value-type="float">
            <text:p>5</text:p>
          </table:table-cell>
          <table:table-cell table:style-name="ce137"/>
          <table:table-cell table:style-name="ce99" table:number-columns-repeated="11"/>
          <table:table-cell table:number-columns-repeated="1009"/>
        </table:table-row>
        <table:table-row table:style-name="ro1">
          <table:table-cell table:style-name="ce129"/>
          <table:table-cell table:style-name="ce109" office:value-type="string" calcext:value-type="string">
            <text:p>Budget</text:p>
          </table:table-cell>
          <table:table-cell office:value-type="float" office:value="5" calcext:value-type="float">
            <text:p>5</text:p>
          </table:table-cell>
          <table:table-cell table:style-name="ce138"/>
          <table:table-cell table:style-name="ce99" table:number-columns-repeated="11"/>
          <table:table-cell table:number-columns-repeated="1009"/>
        </table:table-row>
        <table:table-row table:style-name="ro1">
          <table:table-cell table:style-name="ce129"/>
          <table:table-cell table:style-name="ce109" office:value-type="string" calcext:value-type="string">
            <text:p>PDR</text:p>
          </table:table-cell>
          <table:table-cell office:value-type="float" office:value="3" calcext:value-type="float">
            <text:p>3</text:p>
          </table:table-cell>
          <table:table-cell table:style-name="ce138"/>
          <table:table-cell table:style-name="ce99" table:number-columns-repeated="11"/>
          <table:table-cell table:number-columns-repeated="1009"/>
        </table:table-row>
        <table:table-row table:style-name="ro1">
          <table:table-cell table:style-name="ce129"/>
          <table:table-cell table:style-name="ce109" office:value-type="string" calcext:value-type="string">
            <text:p>PDR2</text:p>
          </table:table-cell>
          <table:table-cell office:value-type="float" office:value="1" calcext:value-type="float">
            <text:p>1</text:p>
          </table:table-cell>
          <table:table-cell table:style-name="ce138"/>
          <table:table-cell table:style-name="ce99" table:number-columns-repeated="11"/>
          <table:table-cell table:number-columns-repeated="1009"/>
        </table:table-row>
        <table:table-row table:style-name="ro1">
          <table:table-cell table:style-name="ce129"/>
          <table:table-cell table:style-name="ce109" office:value-type="string" calcext:value-type="string">
            <text:p>CDR2</text:p>
          </table:table-cell>
          <table:table-cell office:value-type="float" office:value="1" calcext:value-type="float">
            <text:p>1</text:p>
          </table:table-cell>
          <table:table-cell table:style-name="ce138"/>
          <table:table-cell table:style-name="ce99" table:number-columns-repeated="11"/>
          <table:table-cell table:number-columns-repeated="1009"/>
        </table:table-row>
        <table:table-row table:style-name="ro1">
          <table:table-cell table:style-name="ce129"/>
          <table:table-cell table:style-name="ce109" office:value-type="string" calcext:value-type="string">
            <text:p>Updated Budget and Gantt</text:p>
          </table:table-cell>
          <table:table-cell office:value-type="float" office:value="1" calcext:value-type="float">
            <text:p>1</text:p>
          </table:table-cell>
          <table:table-cell table:style-name="ce138"/>
          <table:table-cell table:style-name="ce99" table:number-columns-repeated="11"/>
          <table:table-cell table:number-columns-repeated="1009"/>
        </table:table-row>
        <table:table-row table:style-name="ro1">
          <table:table-cell table:style-name="ce129"/>
          <table:table-cell table:style-name="ce109"/>
          <table:table-cell/>
          <table:table-cell table:style-name="ce138"/>
          <table:table-cell table:style-name="ce99" table:number-columns-repeated="11"/>
          <table:table-cell table:number-columns-repeated="1009"/>
        </table:table-row>
        <table:table-row table:style-name="ro1">
          <table:table-cell table:style-name="ce130"/>
          <table:table-cell table:style-name="ce120"/>
          <table:table-cell table:style-name="ce135"/>
          <table:table-cell table:style-name="ce139"/>
          <table:table-cell table:style-name="ce99" table:number-columns-repeated="5"/>
          <table:table-cell table:style-name="ce140"/>
          <table:table-cell table:style-name="ce99" table:number-columns-repeated="5"/>
          <table:table-cell table:number-columns-repeated="1009"/>
        </table:table-row>
        <table:table-row table:style-name="ro1">
          <table:table-cell table:style-name="ce131"/>
          <table:table-cell table:style-name="ce109" office:value-type="string" calcext:value-type="string">
            <text:p>Subtotal</text:p>
          </table:table-cell>
          <table:table-cell table:style-name="ce109" table:formula="of:=SUM([.C9:.C16])" office:value-type="float" office:value="16" calcext:value-type="float">
            <text:p>16</text:p>
          </table:table-cell>
          <table:table-cell table:style-name="ce113" table:formula="of:=SUM([.D9:.D16])" office:value-type="float" office:value="0" calcext:value-type="float">
            <text:p>0</text:p>
          </table:table-cell>
          <table:table-cell table:style-name="ce99" table:number-columns-repeated="11"/>
          <table:table-cell table:number-columns-repeated="1009"/>
        </table:table-row>
        <table:table-row table:style-name="ro1">
          <table:table-cell table:style-name="ce102" office:value-type="string" calcext:value-type="string">
            <text:p>Zane</text:p>
          </table:table-cell>
          <table:table-cell table:style-name="ce132" office:value-type="string" calcext:value-type="string">
            <text:p>Diagrams</text:p>
          </table:table-cell>
          <table:table-cell table:style-name="ce134" office:value-type="float" office:value="4" calcext:value-type="float">
            <text:p>4</text:p>
          </table:table-cell>
          <table:table-cell table:style-name="ce137"/>
          <table:table-cell table:style-name="ce99" table:number-columns-repeated="11"/>
          <table:table-cell table:number-columns-repeated="1009"/>
        </table:table-row>
        <table:table-row table:style-name="ro1">
          <table:table-cell table:style-name="ce129"/>
          <table:table-cell table:style-name="ce109" office:value-type="string" calcext:value-type="string">
            <text:p>Contract</text:p>
          </table:table-cell>
          <table:table-cell office:value-type="float" office:value="2" calcext:value-type="float">
            <text:p>2</text:p>
          </table:table-cell>
          <table:table-cell table:style-name="ce138"/>
          <table:table-cell table:style-name="ce99" table:number-columns-repeated="11"/>
          <table:table-cell table:number-columns-repeated="1009"/>
        </table:table-row>
        <table:table-row table:style-name="ro1">
          <table:table-cell table:style-name="ce129"/>
          <table:table-cell table:style-name="ce109" office:value-type="string" calcext:value-type="string">
            <text:p>Project Plan</text:p>
          </table:table-cell>
          <table:table-cell office:value-type="float" office:value="4" calcext:value-type="float">
            <text:p>4</text:p>
          </table:table-cell>
          <table:table-cell table:style-name="ce138"/>
          <table:table-cell table:style-name="ce99" table:number-columns-repeated="11"/>
          <table:table-cell table:number-columns-repeated="1009"/>
        </table:table-row>
        <table:table-row table:style-name="ro1">
          <table:table-cell table:style-name="ce129"/>
          <table:table-cell table:style-name="ce109" office:value-type="string" calcext:value-type="string">
            <text:p>PDR Diagrams</text:p>
          </table:table-cell>
          <table:table-cell office:value-type="float" office:value="2" calcext:value-type="float">
            <text:p>2</text:p>
          </table:table-cell>
          <table:table-cell table:style-name="ce138"/>
          <table:table-cell table:style-name="ce99" table:number-columns-repeated="11"/>
          <table:table-cell table:number-columns-repeated="1009"/>
        </table:table-row>
        <table:table-row table:style-name="ro1">
          <table:table-cell table:style-name="ce129"/>
          <table:table-cell table:style-name="ce109" office:value-type="string" calcext:value-type="string">
            <text:p>Concept Art</text:p>
          </table:table-cell>
          <table:table-cell office:value-type="float" office:value="3" calcext:value-type="float">
            <text:p>3</text:p>
          </table:table-cell>
          <table:table-cell table:style-name="ce138"/>
          <table:table-cell table:style-name="ce99" table:number-columns-repeated="11"/>
          <table:table-cell table:number-columns-repeated="1009"/>
        </table:table-row>
        <table:table-row table:style-name="ro1">
          <table:table-cell table:style-name="ce129"/>
          <table:table-cell table:style-name="ce109" office:value-type="string" calcext:value-type="string">
            <text:p>Updated Project Plan</text:p>
          </table:table-cell>
          <table:table-cell office:value-type="float" office:value="1" calcext:value-type="float">
            <text:p>1</text:p>
          </table:table-cell>
          <table:table-cell table:style-name="ce138"/>
          <table:table-cell table:style-name="ce99" table:number-columns-repeated="11"/>
          <table:table-cell table:number-columns-repeated="1009"/>
        </table:table-row>
        <table:table-row table:style-name="ro1">
          <table:table-cell table:style-name="ce129"/>
          <table:table-cell table:style-name="ce109"/>
          <table:table-cell/>
          <table:table-cell table:style-name="ce138"/>
          <table:table-cell table:style-name="ce99" table:number-columns-repeated="11"/>
          <table:table-cell table:number-columns-repeated="1009"/>
        </table:table-row>
        <table:table-row table:style-name="ro1">
          <table:table-cell table:style-name="ce130"/>
          <table:table-cell table:style-name="ce120"/>
          <table:table-cell table:style-name="ce135"/>
          <table:table-cell table:style-name="ce139"/>
          <table:table-cell table:style-name="ce99" table:number-columns-repeated="6"/>
          <table:table-cell table:style-name="ce140"/>
          <table:table-cell table:style-name="ce99" table:number-columns-repeated="4"/>
          <table:table-cell table:number-columns-repeated="1009"/>
        </table:table-row>
        <table:table-row table:style-name="ro1">
          <table:table-cell table:style-name="ce131"/>
          <table:table-cell table:style-name="ce109" office:value-type="string" calcext:value-type="string">
            <text:p>Subtotal</text:p>
          </table:table-cell>
          <table:table-cell table:style-name="ce109" table:formula="of:=SUM([.C18:.C25])" office:value-type="float" office:value="16" calcext:value-type="float">
            <text:p>16</text:p>
          </table:table-cell>
          <table:table-cell table:style-name="ce113" table:formula="of:=SUM([.D18:.D25])" office:value-type="float" office:value="0" calcext:value-type="float">
            <text:p>0</text:p>
          </table:table-cell>
          <table:table-cell table:style-name="ce99" table:number-columns-repeated="11"/>
          <table:table-cell table:number-columns-repeated="1009"/>
        </table:table-row>
        <table:table-row table:style-name="ro1">
          <table:table-cell table:style-name="ce130"/>
          <table:table-cell table:style-name="ce120" office:value-type="string" calcext:value-type="string">
            <text:p>Total</text:p>
          </table:table-cell>
          <table:table-cell table:style-name="ce120" table:formula="of:=SUM([.C8];[.C17];[.C26])" office:value-type="float" office:value="49" calcext:value-type="float">
            <text:p>49</text:p>
          </table:table-cell>
          <table:table-cell table:style-name="ce122" table:formula="of:=SUM([.D8];[.D17];[.D26])" office:value-type="float" office:value="0" calcext:value-type="float">
            <text:p>0</text:p>
          </table:table-cell>
          <table:table-cell table:style-name="ce99" table:number-columns-repeated="11"/>
          <table:table-cell table:number-columns-repeated="1009"/>
        </table:table-row>
        <table:table-row table:style-name="ro1">
          <table:table-cell/>
          <table:table-cell table:style-name="ce133"/>
          <table:table-cell table:number-columns-repeated="1022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dget" table:style-name="ta2">
        <table:table-column table:style-name="co2" table:default-cell-style-name="ce90"/>
        <table:table-column table:style-name="co21" table:default-cell-style-name="ce90"/>
        <table:table-column table:style-name="co10" table:default-cell-style-name="ce90"/>
        <table:table-column table:style-name="co22" table:default-cell-style-name="ce90"/>
        <table:table-column table:style-name="co11" table:default-cell-style-name="ce90"/>
        <table:table-column table:style-name="co23" table:default-cell-style-name="ce90"/>
        <table:table-column table:style-name="co7" table:number-columns-repeated="1018" table:default-cell-style-name="ce90"/>
        <table:table-row table:style-name="ro1">
          <table:table-cell table:style-name="ce141" office:value-type="string" calcext:value-type="string">
            <text:p>Item</text:p>
          </table:table-cell>
          <table:table-cell table:style-name="ce141" office:value-type="string" calcext:value-type="string">
            <text:p>Description</text:p>
          </table:table-cell>
          <table:table-cell table:style-name="ce141" office:value-type="string" calcext:value-type="string">
            <text:p>QTY</text:p>
          </table:table-cell>
          <table:table-cell table:style-name="ce141" office:value-type="string" calcext:value-type="string">
            <text:p>Est Price</text:p>
          </table:table-cell>
          <table:table-cell table:style-name="ce141" office:value-type="string" calcext:value-type="string">
            <text:p>Est Totals</text:p>
          </table:table-cell>
          <table:table-cell table:style-name="ce147" office:value-type="string" calcext:value-type="string" table:number-columns-spanned="1" table:number-rows-spanned="13">
            <text:p>*Blue Font indicates an estimated price due to additional research needed on that product.</text:p>
            <text:p>-Figuring 7 sets of sensor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rds</text:p>
          </table:table-cell>
          <table:table-cell office:value-type="string" calcext:value-type="string">
            <text:p>Arduino Pro Mini 328</text:p>
          </table:table-cell>
          <table:table-cell office:value-type="float" office:value="10" calcext:value-type="float">
            <text:p>10</text:p>
          </table:table-cell>
          <table:table-cell office:value-type="float" office:value="9.45" calcext:value-type="float">
            <text:p>9.45</text:p>
          </table:table-cell>
          <table:table-cell table:style-name="ce143" table:formula="of:=[.D2]*[.C2]" office:value-type="currency" office:currency="USD" office:value="94.5" calcext:value-type="currency">
            <text:p>$94.50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LORA</text:p>
          </table:table-cell>
          <table:table-cell office:value-type="string" calcext:value-type="string">
            <text:p>Adafruit RFM95W LoRa Radio Transceiver</text:p>
          </table:table-cell>
          <table:table-cell office:value-type="float" office:value="10" calcext:value-type="float">
            <text:p>10</text:p>
          </table:table-cell>
          <table:table-cell office:value-type="float" office:value="17.96" calcext:value-type="float">
            <text:p>17.96</text:p>
          </table:table-cell>
          <table:table-cell table:style-name="ce143" table:formula="of:=[.D3]*[.C3]" office:value-type="currency" office:currency="USD" office:value="179.6" calcext:value-type="currency">
            <text:p>$179.60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Female and Male Header Bundle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30" calcext:value-type="float">
            <text:p>30</text:p>
          </table:table-cell>
          <table:table-cell table:style-name="ce143" table:formula="of:=[.D4]*[.C4]" office:value-type="currency" office:currency="USD" office:value="30" calcext:value-type="currency">
            <text:p>$30.00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Antenna</text:p>
          </table:table-cell>
          <table:table-cell office:value-type="string" calcext:value-type="string">
            <text:p>900 Mhz Antenna Kit for LoRa w/connector</text:p>
          </table:table-cell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table:style-name="ce143" table:formula="of:=[.D5]*[.C5]" office:value-type="currency" office:currency="USD" office:value="135" calcext:value-type="currency">
            <text:p>$135.00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3D Printing Materials</text:p>
          </table:table-cell>
          <table:table-cell office:value-type="string" calcext:value-type="string">
            <text:p>White 3D printer filament</text:p>
          </table:table-cell>
          <table:table-cell office:value-type="float" office:value="3" calcext:value-type="float">
            <text:p>3</text:p>
          </table:table-cell>
          <table:table-cell office:value-type="float" office:value="19.99" calcext:value-type="float">
            <text:p>19.99</text:p>
          </table:table-cell>
          <table:table-cell table:style-name="ce143" table:formula="of:=[.D6]*[.C6]" office:value-type="currency" office:currency="USD" office:value="59.97" calcext:value-type="currency">
            <text:p>$59.97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Batteries</text:p>
          </table:table-cell>
          <table:table-cell office:value-type="string" calcext:value-type="string">
            <text:p>TBD</text:p>
          </table:table-cell>
          <table:table-cell office:value-type="float" office:value="7" calcext:value-type="float">
            <text:p>7</text:p>
          </table:table-cell>
          <table:table-cell table:style-name="ce142" office:value-type="float" office:value="20" calcext:value-type="float">
            <text:p>20</text:p>
          </table:table-cell>
          <table:table-cell table:style-name="ce143" table:formula="of:=[.D7]*[.C7]" office:value-type="currency" office:currency="USD" office:value="140" calcext:value-type="currency">
            <text:p>$140.00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TBD</text:p>
          </table:table-cell>
          <table:table-cell office:value-type="float" office:value="7" calcext:value-type="float">
            <text:p>7</text:p>
          </table:table-cell>
          <table:table-cell table:style-name="ce142" office:value-type="float" office:value="20" calcext:value-type="float">
            <text:p>20</text:p>
          </table:table-cell>
          <table:table-cell table:style-name="ce143" table:formula="of:=[.D8]*[.C8]" office:value-type="currency" office:currency="USD" office:value="140" calcext:value-type="currency">
            <text:p>$140.00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Den Receiver</text:p>
          </table:table-cell>
          <table:table-cell office:value-type="string" calcext:value-type="string">
            <text:p>TBD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00" calcext:value-type="float">
            <text:p>100</text:p>
          </table:table-cell>
          <table:table-cell table:style-name="ce143" table:formula="of:=[.D9]*[.C9]" office:value-type="currency" office:currency="USD" office:value="100" calcext:value-type="currency">
            <text:p>$100.00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Adhesive/ Mounting</text:p>
          </table:table-cell>
          <table:table-cell office:value-type="string" calcext:value-type="string">
            <text:p>TBD</text:p>
          </table:table-cell>
          <table:table-cell office:value-type="float" office:value="5" calcext:value-type="float">
            <text:p>5</text:p>
          </table:table-cell>
          <table:table-cell table:style-name="ce142" office:value-type="float" office:value="10" calcext:value-type="float">
            <text:p>10</text:p>
          </table:table-cell>
          <table:table-cell table:style-name="ce143" table:formula="of:=[.D10]*[.C10]" office:value-type="currency" office:currency="USD" office:value="50" calcext:value-type="currency">
            <text:p>$50.00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Paint</text:p>
          </table:table-cell>
          <table:table-cell office:value-type="string" calcext:value-type="string">
            <text:p>TBD</text:p>
          </table:table-cell>
          <table:table-cell office:value-type="float" office:value="3" calcext:value-type="float">
            <text:p>3</text:p>
          </table:table-cell>
          <table:table-cell table:style-name="ce142" office:value-type="float" office:value="5" calcext:value-type="float">
            <text:p>5</text:p>
          </table:table-cell>
          <table:table-cell table:style-name="ce143" table:formula="of:=[.D11]*[.C11]" office:value-type="currency" office:currency="USD" office:value="15" calcext:value-type="currency">
            <text:p>$15.00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style-name="ce144"/>
          <table:covered-table-cell/>
          <table:table-cell table:number-columns-repeated="1018"/>
        </table:table-row>
        <table:table-row table:style-name="ro1">
          <table:table-cell table:number-columns-repeated="2" table:style-name="ce135" office:value-type="string" calcext:value-type="string">
            <text:p><text:s/></text:p>
          </table:table-cell>
          <table:table-cell table:style-name="ce135" table:number-columns-repeated="2"/>
          <table:table-cell table:style-name="ce145"/>
          <table:covered-table-cell/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ubtotal</text:p>
          </table:table-cell>
          <table:table-cell table:style-name="ce143" table:formula="of:=SUM([.E2:.E13])" office:value-type="currency" office:currency="USD" office:value="944.07" calcext:value-type="currency">
            <text:p>$944.0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al</text:p>
          </table:table-cell>
          <table:table-cell table:style-name="ce143" office:value-type="currency" office:currency="USD" office:value="1500" calcext:value-type="currency">
            <text:p>$1,500.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fference</text:p>
          </table:table-cell>
          <table:table-cell table:style-name="ce143" table:formula="of:=[.E15]-[.E14]" office:value-type="currency" office:currency="USD" office:value="555.93" calcext:value-type="currency">
            <text:p>$555.93</text:p>
          </table:table-cell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143"/>
          <table:table-cell table:number-columns-repeated="1019"/>
        </table:table-row>
        <table:table-row table:style-name="ro1">
          <table:table-cell table:style-name="ce141" office:value-type="string" calcext:value-type="string">
            <text:p>Item</text:p>
          </table:table-cell>
          <table:table-cell table:style-name="ce141" office:value-type="string" calcext:value-type="string">
            <text:p>Actual Description</text:p>
          </table:table-cell>
          <table:table-cell table:style-name="ce141" office:value-type="string" calcext:value-type="string">
            <text:p>QTY</text:p>
          </table:table-cell>
          <table:table-cell table:style-name="ce141" office:value-type="string" calcext:value-type="string">
            <text:p>Actual Price</text:p>
          </table:table-cell>
          <table:table-cell table:style-name="ce146" office:value-type="string" calcext:value-type="string">
            <text:p>Actual Totals</text:p>
          </table:table-cell>
          <table:table-cell table:number-columns-repeated="1019"/>
        </table:table-row>
        <table:table-row table:style-name="ro1">
          <table:table-cell table:formula="of:=[.A2]" office:value-type="string" office:string-value="Boards" calcext:value-type="string">
            <text:p>Boards</text:p>
          </table:table-cell>
          <table:table-cell office:value-type="string" calcext:value-type="string">
            <text:p>Arduino MKR 13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143" table:formula="of:=[.D21]*[.C21]" office:value-type="currency" office:currency="USD" office:value="84" calcext:value-type="currency">
            <text:p>$84.00</text:p>
          </table:table-cell>
          <table:table-cell table:number-columns-repeated="1019"/>
        </table:table-row>
        <table:table-row table:style-name="ro1">
          <table:table-cell table:formula="of:=[.A3]" office:value-type="string" office:string-value="LORA" calcext:value-type="string">
            <text:p>LORA</text:p>
          </table:table-cell>
          <table:table-cell table:formula="of:=[.B3]" office:value-type="string" office:string-value="Adafruit RFM95W LoRa Radio Transceiver" calcext:value-type="string">
            <text:p>Adafruit RFM95W LoRa Radio Transceiver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43" table:formula="of:=[.D22]*[.C22]" office:value-type="currency" office:currency="USD" office:value="57" calcext:value-type="currency">
            <text:p>$5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ards</text:p>
          </table:table-cell>
          <table:table-cell office:value-type="string" calcext:value-type="string">
            <text:p>Adafruit Feather M0 with LoRa</text:p>
          </table:table-cell>
          <table:table-cell office:value-type="float" office:value="5" calcext:value-type="float">
            <text:p>5</text:p>
          </table:table-cell>
          <table:table-cell office:value-type="float" office:value="34.95" calcext:value-type="float">
            <text:p>34.95</text:p>
          </table:table-cell>
          <table:table-cell table:style-name="ce143" table:formula="of:=[.D23]*[.C23]" office:value-type="currency" office:currency="USD" office:value="174.75" calcext:value-type="currency">
            <text:p>$174.75</text:p>
          </table:table-cell>
          <table:table-cell table:number-columns-repeated="1019"/>
        </table:table-row>
        <table:table-row table:style-name="ro1">
          <table:table-cell table:formula="of:=[.A5]" office:value-type="string" office:string-value="Antenna" calcext:value-type="string">
            <text:p>Antenna</text:p>
          </table:table-cell>
          <table:table-cell office:value-type="string" calcext:value-type="string">
            <text:p>4 PCS 915 Mhz LoRa Antenna</text:p>
          </table:table-cell>
          <table:table-cell office:value-type="float" office:value="2" calcext:value-type="float">
            <text:p>2</text:p>
          </table:table-cell>
          <table:table-cell office:value-type="float" office:value="10.99" calcext:value-type="float">
            <text:p>10.99</text:p>
          </table:table-cell>
          <table:table-cell table:style-name="ce143" table:formula="of:=[.D24]*[.C24]" office:value-type="currency" office:currency="USD" office:value="21.98" calcext:value-type="currency">
            <text:p>$21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enna connector</text:p>
          </table:table-cell>
          <table:table-cell office:value-type="string" calcext:value-type="string">
            <text:p>10 PCS pack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table:style-name="ce143" table:formula="of:=[.D25]*[.C25]" office:value-type="currency" office:currency="USD" office:value="6.49" calcext:value-type="currency">
            <text:p>$6.49</text:p>
          </table:table-cell>
          <table:table-cell table:number-columns-repeated="1019"/>
        </table:table-row>
        <table:table-row table:style-name="ro1">
          <table:table-cell table:formula="of:=[.A6]" office:value-type="string" office:string-value="3D Printing Materials" calcext:value-type="string">
            <text:p>3D Printing Materials</text:p>
          </table:table-cell>
          <table:table-cell office:value-type="string" calcext:value-type="string">
            <text:p>Overture PLA Filament</text:p>
          </table:table-cell>
          <table:table-cell office:value-type="float" office:value="2" calcext:value-type="float">
            <text:p>2</text:p>
          </table:table-cell>
          <table:table-cell office:value-type="float" office:value="26.99" calcext:value-type="float">
            <text:p>26.99</text:p>
          </table:table-cell>
          <table:table-cell table:style-name="ce143" table:formula="of:=[.D26]*[.C26]" office:value-type="currency" office:currency="USD" office:value="53.98" calcext:value-type="currency">
            <text:p>$53.98</text:p>
          </table:table-cell>
          <table:table-cell table:number-columns-repeated="1019"/>
        </table:table-row>
        <table:table-row table:style-name="ro1">
          <table:table-cell table:formula="of:=[.A7]" office:value-type="string" office:string-value="Batteries" calcext:value-type="string">
            <text:p>Batteries</text:p>
          </table:table-cell>
          <table:table-cell office:value-type="string" calcext:value-type="string">
            <text:p>3.7v 2500mAh Rechargeable Lipo Battery</text:p>
          </table:table-cell>
          <table:table-cell office:value-type="float" office:value="5" calcext:value-type="float">
            <text:p>5</text:p>
          </table:table-cell>
          <table:table-cell office:value-type="float" office:value="15.09" calcext:value-type="float">
            <text:p>15.09</text:p>
          </table:table-cell>
          <table:table-cell table:style-name="ce143" table:formula="of:=[.D27]*[.C27]" office:value-type="currency" office:currency="USD" office:value="75.45" calcext:value-type="currency">
            <text:p>$75.45</text:p>
          </table:table-cell>
          <table:table-cell table:number-columns-repeated="1019"/>
        </table:table-row>
        <table:table-row table:style-name="ro1">
          <table:table-cell table:formula="of:=[.A8]" office:value-type="string" office:string-value="Sensors" calcext:value-type="string">
            <text:p>Sensors</text:p>
          </table:table-cell>
          <table:table-cell office:value-type="string" calcext:value-type="string">
            <text:p>5pcs Ultrasonic Distance Sensor</text:p>
          </table:table-cell>
          <table:table-cell office:value-type="float" office:value="1" calcext:value-type="float">
            <text:p>1</text:p>
          </table:table-cell>
          <table:table-cell office:value-type="float" office:value="14.13" calcext:value-type="float">
            <text:p>14.13</text:p>
          </table:table-cell>
          <table:table-cell table:style-name="ce143" table:formula="of:=[.D28]*[.C28]" office:value-type="currency" office:currency="USD" office:value="14.13" calcext:value-type="currency">
            <text:p>$14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5pcs PIR Motion Sensor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13.99</text:p>
          </table:table-cell>
          <table:table-cell table:style-name="ce143" table:formula="of:=[.D29]*[.C29]" office:value-type="currency" office:currency="USD" office:value="13.99" calcext:value-type="currency">
            <text:p>$13.99</text:p>
          </table:table-cell>
          <table:table-cell table:number-columns-repeated="1019"/>
        </table:table-row>
        <table:table-row table:style-name="ro1">
          <table:table-cell table:formula="of:=[.A9]" office:value-type="string" office:string-value="Den Receiver" calcext:value-type="string">
            <text:p>Den Receiver</text:p>
          </table:table-cell>
          <table:table-cell office:value-type="string" calcext:value-type="string">
            <text:p>Dragino LG02 Gateway</text:p>
          </table:table-cell>
          <table:table-cell office:value-type="float" office:value="1" calcext:value-type="float">
            <text:p>1</text:p>
          </table:table-cell>
          <table:table-cell office:value-type="float" office:value="110.99" calcext:value-type="float">
            <text:p>110.99</text:p>
          </table:table-cell>
          <table:table-cell table:style-name="ce143" table:formula="of:=[.D30]*[.C30]" office:value-type="currency" office:currency="USD" office:value="110.99" calcext:value-type="currency">
            <text:p>$110.99</text:p>
          </table:table-cell>
          <table:table-cell table:number-columns-repeated="1019"/>
        </table:table-row>
        <table:table-row table:style-name="ro1">
          <table:table-cell table:formula="of:=[.A10]" office:value-type="string" office:string-value="Adhesive/ Mounting" calcext:value-type="string">
            <text:p>Adhesive/ Mounting</text:p>
          </table:table-cell>
          <table:table-cell table:formula="of:=[.B10]" office:value-type="string" office:string-value="TBD" calcext:value-type="string">
            <text:p>TBD</text:p>
          </table:table-cell>
          <table:table-cell table:number-columns-repeated="2"/>
          <table:table-cell table:style-name="ce143" table:formula="of:=[.D31]*[.C3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formula="of:=[.A11]" office:value-type="string" office:string-value="Paint" calcext:value-type="string">
            <text:p>Paint</text:p>
          </table:table-cell>
          <table:table-cell table:formula="of:=[.B11]" office:value-type="string" office:string-value="TBD" calcext:value-type="string">
            <text:p>TBD</text:p>
          </table:table-cell>
          <table:table-cell/>
          <table:table-cell table:style-name="ce142"/>
          <table:table-cell table:style-name="ce143" table:formula="of:=[.D32]*[.C32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Adafruit DS3231 Precision RTC</text:p>
          </table:table-cell>
          <table:table-cell office:value-type="float" office:value="5" calcext:value-type="float">
            <text:p>5</text:p>
          </table:table-cell>
          <table:table-cell office:value-type="float" office:value="19.95" calcext:value-type="float">
            <text:p>19.95</text:p>
          </table:table-cell>
          <table:table-cell table:style-name="ce143" table:formula="of:=[.D33]*[.C33]" office:value-type="currency" office:currency="USD" office:value="99.75" calcext:value-type="currency">
            <text:p>$99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in Battery</text:p>
          </table:table-cell>
          <table:table-cell office:value-type="string" calcext:value-type="string">
            <text:p>4 PCS Energizer CR 1220 3v Lithium Battery</text:p>
          </table:table-cell>
          <table:table-cell office:value-type="float" office:value="2" calcext:value-type="float">
            <text:p>2</text:p>
          </table:table-cell>
          <table:table-cell office:value-type="float" office:value="3.75" calcext:value-type="float">
            <text:p>3.75</text:p>
          </table:table-cell>
          <table:table-cell table:style-name="ce143" table:formula="of:=[.D34]*[.C34]" office:value-type="currency" office:currency="USD" office:value="7.5" calcext:value-type="currency">
            <text:p>$7.50</text:p>
          </table:table-cell>
          <table:table-cell table:number-columns-repeated="1019"/>
        </table:table-row>
        <table:table-row table:style-name="ro1">
          <table:table-cell table:style-name="ce135" table:formula="of:=[.A13]" office:value-type="string" office:string-value=" " calcext:value-type="string">
            <text:p><text:s/></text:p>
          </table:table-cell>
          <table:table-cell table:style-name="ce135" table:formula="of:=[.B13]" office:value-type="string" office:string-value=" " calcext:value-type="string">
            <text:p><text:s/></text:p>
          </table:table-cell>
          <table:table-cell table:style-name="ce135" table:number-columns-repeated="2"/>
          <table:table-cell table:style-name="ce145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ubtotal</text:p>
          </table:table-cell>
          <table:table-cell table:style-name="ce143" table:formula="of:=SUM([.E21:.E31])" office:value-type="currency" office:currency="USD" office:value="612.76" calcext:value-type="currency">
            <text:p>$612.7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al</text:p>
          </table:table-cell>
          <table:table-cell table:style-name="ce143" table:formula="of:=[.E15]" office:value-type="currency" office:currency="USD" office:value="1500" calcext:value-type="currency">
            <text:p>$1,500.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fference</text:p>
          </table:table-cell>
          <table:table-cell table:style-name="ce143" table:formula="of:=[.E37]-[.E36]" office:value-type="currency" office:currency="USD" office:value="887.24" calcext:value-type="currency">
            <text:p>$887.24</text:p>
          </table:table-cell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Wingdings1" svg:font-family="Wingding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currency-style style:name="N123"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pizza</meta:initial-creator>
    <meta:creation-date>2018-11-06T05:29:55Z</meta:creation-date>
    <dc:date>2020-05-15T22:55:08.295590665</dc:date>
    <meta:editing-cycles>24</meta:editing-cycles>
    <meta:editing-duration>PT15H8M22S</meta:editing-duration>
    <meta:document-statistic meta:table-count="6" meta:cell-count="603" meta:object-count="2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